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1.9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Boiling Point</text:p>
          </table:table-cell>
          <table:table-cell table:style-name="ce1" office:value-type="string" calcext:value-type="string">
            <text:p>Melting Point</text:p>
          </table:table-cell>
          <table:table-cell/>
          <table:table-cell office:value-type="string" calcext:value-type="string">
            <text:p>ViscCurve</text:p>
          </table:table-cell>
          <table:table-cell/>
        </table:table-row>
        <table:table-row table:style-name="ro1">
          <table:table-cell office:value-type="string" calcext:value-type="string">
            <text:p>Hydrogen</text:p>
          </table:table-cell>
          <table:table-cell office:value-type="float" office:value="1.00794" calcext:value-type="float">
            <text:p>1.00794</text:p>
          </table:table-cell>
          <table:table-cell office:value-type="float" office:value="1" calcext:value-type="float">
            <text:p>1</text:p>
          </table:table-cell>
          <table:table-cell office:value-type="float" office:value="20.28" calcext:value-type="float">
            <text:p>20.28</text:p>
          </table:table-cell>
          <table:table-cell office:value-type="float" office:value="13.81" calcext:value-type="float">
            <text:p>13.81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ViscosityCurve(0.0089)</text:p>
          </table:table-cell>
          <table:table-cell table:formula="of:=COM.MICROSOFT.CONCAT(&quot;CellMaterial* &quot;; [.A2]; &quot; = new CellMaterial(MATTERSTATE_&quot;;[.F2];&quot;, &quot;;[.E2];&quot;, &quot;;[.D2];&quot;, &quot;;[.G2];&quot;);&quot;)" office:value-type="string" office:string-value="CellMaterial* Hydrogen = new CellMaterial(MATTERSTATE_GAS, 13.81, 20.28, ViscosityCurve(0.0089));" calcext:value-type="string">
            <text:p>CellMaterial* Hydrogen = new CellMaterial(MATTERSTATE_GAS, 13.81, 20.28, ViscosityCurve(0.0089));</text:p>
          </table:table-cell>
        </table:table-row>
        <table:table-row table:style-name="ro1">
          <table:table-cell office:value-type="string" calcext:value-type="string">
            <text:p>Helium</text:p>
          </table:table-cell>
          <table:table-cell office:value-type="float" office:value="4.0026" calcext:value-type="float">
            <text:p>4.0026</text:p>
          </table:table-cell>
          <table:table-cell office:value-type="float" office:value="2" calcext:value-type="float">
            <text:p>2</text:p>
          </table:table-cell>
          <table:table-cell office:value-type="float" office:value="4.216" calcext:value-type="float">
            <text:p>4.21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ViscosityCurve(0.01985)</text:p>
          </table:table-cell>
          <table:table-cell table:formula="of:=COM.MICROSOFT.CONCAT(&quot;CellMaterial* &quot;; [.A3]; &quot; = new CellMaterial(MATTERSTATE_&quot;;[.F3];&quot;, &quot;;[.E3];&quot;, &quot;;[.D3];&quot;, &quot;;[.G3];&quot;);&quot;)" office:value-type="string" office:string-value="CellMaterial* Helium = new CellMaterial(MATTERSTATE_GAS, 0.95, 4.216, ViscosityCurve(0.01985));" calcext:value-type="string">
            <text:p>CellMaterial* Helium = new CellMaterial(MATTERSTATE_GAS, 0.95, 4.216, ViscosityCurve(0.01985));</text:p>
          </table:table-cell>
        </table:table-row>
        <table:table-row table:style-name="ro1">
          <table:table-cell office:value-type="string" calcext:value-type="string">
            <text:p>Lithium</text:p>
          </table:table-cell>
          <table:table-cell office:value-type="float" office:value="6.941" calcext:value-type="float">
            <text:p>6.941</text:p>
          </table:table-cell>
          <table:table-cell office:value-type="float" office:value="3" calcext:value-type="float">
            <text:p>3</text:p>
          </table:table-cell>
          <table:table-cell office:value-type="float" office:value="1615" calcext:value-type="float">
            <text:p>1615</text:p>
          </table:table-cell>
          <table:table-cell office:value-type="float" office:value="453.7" calcext:value-type="float">
            <text:p>453.7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4]; &quot; = new CellMaterial(MATTERSTATE_&quot;;[.F4];&quot;, &quot;;[.D4];&quot;, &quot;;[.E4];&quot;);&quot;)" office:value-type="string" office:string-value="CellMaterial* Lithium = new CellMaterial(MATTERSTATE_SOLID, 1615, 453.7);" calcext:value-type="string">
            <text:p>CellMaterial* Lithium = new CellMaterial(MATTERSTATE_SOLID, 1615, 453.7);</text:p>
          </table:table-cell>
        </table:table-row>
        <table:table-row table:style-name="ro1">
          <table:table-cell office:value-type="string" calcext:value-type="string">
            <text:p>Beryllium</text:p>
          </table:table-cell>
          <table:table-cell office:value-type="float" office:value="9.01218" calcext:value-type="float">
            <text:p>9.01218</text:p>
          </table:table-cell>
          <table:table-cell office:value-type="float" office:value="4" calcext:value-type="float">
            <text:p>4</text:p>
          </table:table-cell>
          <table:table-cell office:value-type="float" office:value="3243" calcext:value-type="float">
            <text:p>3243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5]; &quot; = new CellMaterial(MATTERSTATE_&quot;;[.F5];&quot;, &quot;;[.D5];&quot;, &quot;;[.E5];&quot;);&quot;)" office:value-type="string" office:string-value="CellMaterial* Beryllium = new CellMaterial(MATTERSTATE_SOLID, 3243, 1560);" calcext:value-type="string">
            <text:p>CellMaterial* Beryllium = new CellMaterial(MATTERSTATE_SOLID, 3243, 1560);</text:p>
          </table:table-cell>
        </table:table-row>
        <table:table-row table:style-name="ro1">
          <table:table-cell office:value-type="string" calcext:value-type="string">
            <text:p>Boron</text:p>
          </table:table-cell>
          <table:table-cell office:value-type="float" office:value="10.811" calcext:value-type="float">
            <text:p>10.811</text:p>
          </table:table-cell>
          <table:table-cell office:value-type="float" office:value="5" calcext:value-type="float">
            <text:p>5</text:p>
          </table:table-cell>
          <table:table-cell office:value-type="float" office:value="4275" calcext:value-type="float">
            <text:p>4275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6]; &quot; = new CellMaterial(MATTERSTATE_&quot;;[.F6];&quot;, &quot;;[.D6];&quot;, &quot;;[.E6];&quot;);&quot;)" office:value-type="string" office:string-value="CellMaterial* Boron = new CellMaterial(MATTERSTATE_SOLID, 4275, 2365);" calcext:value-type="string">
            <text:p>CellMaterial* Boron = new CellMaterial(MATTERSTATE_SOLID, 4275, 2365);</text:p>
          </table:table-cell>
        </table:table-row>
        <table:table-row table:style-name="ro1">
          <table:table-cell office:value-type="string" calcext:value-type="string">
            <text:p>Carbon</text:p>
          </table:table-cell>
          <table:table-cell office:value-type="float" office:value="12.011" calcext:value-type="float">
            <text:p>12.011</text:p>
          </table:table-cell>
          <table:table-cell office:value-type="float" office:value="6" calcext:value-type="float">
            <text:p>6</text:p>
          </table:table-cell>
          <table:table-cell office:value-type="float" office:value="5100" calcext:value-type="float">
            <text:p>5100</text:p>
          </table:table-cell>
          <table:table-cell office:value-type="float" office:value="3825" calcext:value-type="float">
            <text:p>3825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7]; &quot; = new CellMaterial(MATTERSTATE_&quot;;[.F7];&quot;, &quot;;[.D7];&quot;, &quot;;[.E7];&quot;);&quot;)" office:value-type="string" office:string-value="CellMaterial* Carbon = new CellMaterial(MATTERSTATE_SOLID, 5100, 3825);" calcext:value-type="string">
            <text:p>CellMaterial* Carbon = new CellMaterial(MATTERSTATE_SOLID, 5100, 3825);</text:p>
          </table:table-cell>
        </table:table-row>
        <table:table-row table:style-name="ro1">
          <table:table-cell office:value-type="string" calcext:value-type="string">
            <text:p>Nitrogen</text:p>
          </table:table-cell>
          <table:table-cell office:value-type="float" office:value="14.0067" calcext:value-type="float">
            <text:p>14.0067</text:p>
          </table:table-cell>
          <table:table-cell office:value-type="float" office:value="7" calcext:value-type="float">
            <text:p>7</text:p>
          </table:table-cell>
          <table:table-cell office:value-type="float" office:value="77.344" calcext:value-type="float">
            <text:p>77.344</text:p>
          </table:table-cell>
          <table:table-cell office:value-type="float" office:value="63.15" calcext:value-type="float">
            <text:p>63.15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ViscosityCurve(0.01776)</text:p>
          </table:table-cell>
          <table:table-cell table:formula="of:=COM.MICROSOFT.CONCAT(&quot;CellMaterial* &quot;; [.A8]; &quot; = new CellMaterial(MATTERSTATE_&quot;;[.F8];&quot;, &quot;;[.E8];&quot;, &quot;;[.D8];&quot;, &quot;;[.G8];&quot;);&quot;)" office:value-type="string" office:string-value="CellMaterial* Nitrogen = new CellMaterial(MATTERSTATE_GAS, 63.15, 77.344, ViscosityCurve(0.01776));" calcext:value-type="string">
            <text:p>CellMaterial* Nitrogen = new CellMaterial(MATTERSTATE_GAS, 63.15, 77.344, ViscosityCurve(0.01776));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float" office:value="15.9994" calcext:value-type="float">
            <text:p>15.9994</text:p>
          </table:table-cell>
          <table:table-cell office:value-type="float" office:value="8" calcext:value-type="float">
            <text:p>8</text:p>
          </table:table-cell>
          <table:table-cell office:value-type="float" office:value="90.188" calcext:value-type="float">
            <text:p>90.188</text:p>
          </table:table-cell>
          <table:table-cell office:value-type="float" office:value="54.8" calcext:value-type="float">
            <text:p>54.8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ViscosityCurve(0.02064)</text:p>
          </table:table-cell>
          <table:table-cell table:formula="of:=COM.MICROSOFT.CONCAT(&quot;CellMaterial* &quot;; [.A9]; &quot; = new CellMaterial(MATTERSTATE_&quot;;[.F9];&quot;, &quot;;[.E9];&quot;, &quot;;[.D9];&quot;, &quot;;[.G9];&quot;);&quot;)" office:value-type="string" office:string-value="CellMaterial* Oxygen = new CellMaterial(MATTERSTATE_GAS, 54.8, 90.188, ViscosityCurve(0.02064));" calcext:value-type="string">
            <text:p>CellMaterial* Oxygen = new CellMaterial(MATTERSTATE_GAS, 54.8, 90.188, ViscosityCurve(0.02064));</text:p>
          </table:table-cell>
        </table:table-row>
        <table:table-row table:style-name="ro1">
          <table:table-cell office:value-type="string" calcext:value-type="string">
            <text:p>Fluorine</text:p>
          </table:table-cell>
          <table:table-cell office:value-type="float" office:value="18.9984" calcext:value-type="float">
            <text:p>18.9984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53.55" calcext:value-type="float">
            <text:p>53.55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ViscosityCurve(0.02316)</text:p>
          </table:table-cell>
          <table:table-cell table:formula="of:=COM.MICROSOFT.CONCAT(&quot;CellMaterial* &quot;; [.A10]; &quot; = new CellMaterial(MATTERSTATE_&quot;;[.F10];&quot;, &quot;;[.E10];&quot;, &quot;;[.D10];&quot;, &quot;;[.G10];&quot;);&quot;)" office:value-type="string" office:string-value="CellMaterial* Fluorine = new CellMaterial(MATTERSTATE_GAS, 53.55, 85, ViscosityCurve(0.02316));" calcext:value-type="string">
            <text:p>CellMaterial* Fluorine = new CellMaterial(MATTERSTATE_GAS, 53.55, 85, ViscosityCurve(0.02316));</text:p>
          </table:table-cell>
        </table:table-row>
        <table:table-row table:style-name="ro1">
          <table:table-cell office:value-type="string" calcext:value-type="string">
            <text:p>Neon</text:p>
          </table:table-cell>
          <table:table-cell office:value-type="float" office:value="20.1797" calcext:value-type="float">
            <text:p>20.1797</text:p>
          </table:table-cell>
          <table:table-cell office:value-type="float" office:value="10" calcext:value-type="float">
            <text:p>10</text:p>
          </table:table-cell>
          <table:table-cell office:value-type="float" office:value="27.1" calcext:value-type="float">
            <text:p>27.1</text:p>
          </table:table-cell>
          <table:table-cell office:value-type="float" office:value="24.55" calcext:value-type="float">
            <text:p>24.55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ViscosityCurve(0.03175)</text:p>
          </table:table-cell>
          <table:table-cell table:formula="of:=COM.MICROSOFT.CONCAT(&quot;CellMaterial* &quot;; [.A11]; &quot; = new CellMaterial(MATTERSTATE_&quot;;[.F11];&quot;, &quot;;[.E11];&quot;, &quot;;[.D11];&quot;, &quot;;[.G11];&quot;);&quot;)" office:value-type="string" office:string-value="CellMaterial* Neon = new CellMaterial(MATTERSTATE_GAS, 24.55, 27.1, ViscosityCurve(0.03175));" calcext:value-type="string">
            <text:p>CellMaterial* Neon = new CellMaterial(MATTERSTATE_GAS, 24.55, 27.1, ViscosityCurve(0.03175));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2.98977" calcext:value-type="float">
            <text:p>22.98977</text:p>
          </table:table-cell>
          <table:table-cell office:value-type="float" office:value="11" calcext:value-type="float">
            <text:p>11</text:p>
          </table:table-cell>
          <table:table-cell office:value-type="float" office:value="1156" calcext:value-type="float">
            <text:p>1156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12]; &quot; = new CellMaterial(MATTERSTATE_&quot;;[.F12];&quot;, &quot;;[.D12];&quot;, &quot;;[.E12];&quot;);&quot;)" office:value-type="string" office:string-value="CellMaterial* Sodium = new CellMaterial(MATTERSTATE_SOLID, 1156, 371);" calcext:value-type="string">
            <text:p>CellMaterial* Sodium = new CellMaterial(MATTERSTATE_SOLID, 1156, 371);</text:p>
          </table:table-cell>
        </table:table-row>
        <table:table-row table:style-name="ro1">
          <table:table-cell office:value-type="string" calcext:value-type="string">
            <text:p>Magnesium</text:p>
          </table:table-cell>
          <table:table-cell office:value-type="float" office:value="24.305" calcext:value-type="float">
            <text:p>24.305</text:p>
          </table:table-cell>
          <table:table-cell office:value-type="float" office:value="12" calcext:value-type="float">
            <text:p>12</text:p>
          </table:table-cell>
          <table:table-cell office:value-type="float" office:value="1380" calcext:value-type="float">
            <text:p>13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13]; &quot; = new CellMaterial(MATTERSTATE_&quot;;[.F13];&quot;, &quot;;[.D13];&quot;, &quot;;[.E13];&quot;);&quot;)" office:value-type="string" office:string-value="CellMaterial* Magnesium = new CellMaterial(MATTERSTATE_SOLID, 1380, 922);" calcext:value-type="string">
            <text:p>CellMaterial* Magnesium = new CellMaterial(MATTERSTATE_SOLID, 1380, 922);</text:p>
          </table:table-cell>
        </table:table-row>
        <table:table-row table:style-name="ro1">
          <table:table-cell office:value-type="string" calcext:value-type="string">
            <text:p>Aluminum</text:p>
          </table:table-cell>
          <table:table-cell office:value-type="float" office:value="26.98154" calcext:value-type="float">
            <text:p>26.98154</text:p>
          </table:table-cell>
          <table:table-cell office:value-type="float" office:value="13" calcext:value-type="float">
            <text:p>13</text:p>
          </table:table-cell>
          <table:table-cell office:value-type="float" office:value="2740" calcext:value-type="float">
            <text:p>2740</text:p>
          </table:table-cell>
          <table:table-cell office:value-type="float" office:value="933.5" calcext:value-type="float">
            <text:p>933.5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14]; &quot; = new CellMaterial(MATTERSTATE_&quot;;[.F14];&quot;, &quot;;[.D14];&quot;, &quot;;[.E14];&quot;);&quot;)" office:value-type="string" office:string-value="CellMaterial* Aluminum = new CellMaterial(MATTERSTATE_SOLID, 2740, 933.5);" calcext:value-type="string">
            <text:p>CellMaterial* Aluminum = new CellMaterial(MATTERSTATE_SOLID, 2740, 933.5);</text:p>
          </table:table-cell>
        </table:table-row>
        <table:table-row table:style-name="ro1">
          <table:table-cell office:value-type="string" calcext:value-type="string">
            <text:p>Silicon</text:p>
          </table:table-cell>
          <table:table-cell office:value-type="float" office:value="28.0855" calcext:value-type="float">
            <text:p>28.0855</text:p>
          </table:table-cell>
          <table:table-cell office:value-type="float" office:value="14" calcext:value-type="float">
            <text:p>14</text:p>
          </table:table-cell>
          <table:table-cell office:value-type="float" office:value="2630" calcext:value-type="float">
            <text:p>2630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15]; &quot; = new CellMaterial(MATTERSTATE_&quot;;[.F15];&quot;, &quot;;[.D15];&quot;, &quot;;[.E15];&quot;);&quot;)" office:value-type="string" office:string-value="CellMaterial* Silicon = new CellMaterial(MATTERSTATE_SOLID, 2630, 1683);" calcext:value-type="string">
            <text:p>CellMaterial* Silicon = new CellMaterial(MATTERSTATE_SOLID, 2630, 1683);</text:p>
          </table:table-cell>
        </table:table-row>
        <table:table-row table:style-name="ro1">
          <table:table-cell office:value-type="string" calcext:value-type="string">
            <text:p>Phosphorus</text:p>
          </table:table-cell>
          <table:table-cell office:value-type="float" office:value="30.97376" calcext:value-type="float">
            <text:p>30.97376</text:p>
          </table:table-cell>
          <table:table-cell office:value-type="float" office:value="15" calcext:value-type="float">
            <text:p>15</text:p>
          </table:table-cell>
          <table:table-cell office:value-type="float" office:value="553" calcext:value-type="float">
            <text:p>553</text:p>
          </table:table-cell>
          <table:table-cell office:value-type="float" office:value="317.3" calcext:value-type="float">
            <text:p>317.3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16]; &quot; = new CellMaterial(MATTERSTATE_&quot;;[.F16];&quot;, &quot;;[.D16];&quot;, &quot;;[.E16];&quot;);&quot;)" office:value-type="string" office:string-value="CellMaterial* Phosphorus = new CellMaterial(MATTERSTATE_SOLID, 553, 317.3);" calcext:value-type="string">
            <text:p>CellMaterial* Phosphorus = new CellMaterial(MATTERSTATE_SOLID, 553, 317.3);</text:p>
          </table:table-cell>
        </table:table-row>
        <table:table-row table:style-name="ro1">
          <table:table-cell office:value-type="string" calcext:value-type="string">
            <text:p>Sulfur</text:p>
          </table:table-cell>
          <table:table-cell office:value-type="float" office:value="32.066" calcext:value-type="float">
            <text:p>32.066</text:p>
          </table:table-cell>
          <table:table-cell office:value-type="float" office:value="16" calcext:value-type="float">
            <text:p>16</text:p>
          </table:table-cell>
          <table:table-cell office:value-type="float" office:value="717.82" calcext:value-type="float">
            <text:p>717.82</text:p>
          </table:table-cell>
          <table:table-cell office:value-type="float" office:value="392.2" calcext:value-type="float">
            <text:p>392.2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17]; &quot; = new CellMaterial(MATTERSTATE_&quot;;[.F17];&quot;, &quot;;[.D17];&quot;, &quot;;[.E17];&quot;);&quot;)" office:value-type="string" office:string-value="CellMaterial* Sulfur = new CellMaterial(MATTERSTATE_SOLID, 717.82, 392.2);" calcext:value-type="string">
            <text:p>CellMaterial* Sulfur = new CellMaterial(MATTERSTATE_SOLID, 717.82, 392.2);</text:p>
          </table:table-cell>
        </table:table-row>
        <table:table-row table:style-name="ro1">
          <table:table-cell office:value-type="string" calcext:value-type="string">
            <text:p>Chlorine</text:p>
          </table:table-cell>
          <table:table-cell office:value-type="float" office:value="35.4527" calcext:value-type="float">
            <text:p>35.4527</text:p>
          </table:table-cell>
          <table:table-cell office:value-type="float" office:value="17" calcext:value-type="float">
            <text:p>17</text:p>
          </table:table-cell>
          <table:table-cell office:value-type="float" office:value="239.18" calcext:value-type="float">
            <text:p>239.18</text:p>
          </table:table-cell>
          <table:table-cell office:value-type="float" office:value="172.17" calcext:value-type="float">
            <text:p>172.17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ViscosityCurve(0.0134)</text:p>
          </table:table-cell>
          <table:table-cell table:formula="of:=COM.MICROSOFT.CONCAT(&quot;CellMaterial* &quot;; [.A18]; &quot; = new CellMaterial(MATTERSTATE_&quot;;[.F18];&quot;, &quot;;[.E18];&quot;, &quot;;[.D18];&quot;, &quot;;[.G18];&quot;);&quot;)" office:value-type="string" office:string-value="CellMaterial* Chlorine = new CellMaterial(MATTERSTATE_GAS, 172.17, 239.18, ViscosityCurve(0.0134));" calcext:value-type="string">
            <text:p>CellMaterial* Chlorine = new CellMaterial(MATTERSTATE_GAS, 172.17, 239.18, ViscosityCurve(0.0134));</text:p>
          </table:table-cell>
        </table:table-row>
        <table:table-row table:style-name="ro1">
          <table:table-cell office:value-type="string" calcext:value-type="string">
            <text:p>Argon</text:p>
          </table:table-cell>
          <table:table-cell office:value-type="float" office:value="39.948" calcext:value-type="float">
            <text:p>39.948</text:p>
          </table:table-cell>
          <table:table-cell office:value-type="float" office:value="18" calcext:value-type="float">
            <text:p>18</text:p>
          </table:table-cell>
          <table:table-cell office:value-type="float" office:value="87.45" calcext:value-type="float">
            <text:p>87.45</text:p>
          </table:table-cell>
          <table:table-cell office:value-type="float" office:value="83.95" calcext:value-type="float">
            <text:p>83.95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ViscosityCurve(0.02261)</text:p>
          </table:table-cell>
          <table:table-cell table:formula="of:=COM.MICROSOFT.CONCAT(&quot;CellMaterial* &quot;; [.A19]; &quot; = new CellMaterial(MATTERSTATE_&quot;;[.F19];&quot;, &quot;;[.E19];&quot;, &quot;;[.D19];&quot;, &quot;;[.G19];&quot;);&quot;)" office:value-type="string" office:string-value="CellMaterial* Argon = new CellMaterial(MATTERSTATE_GAS, 83.95, 87.45, ViscosityCurve(0.02261));" calcext:value-type="string">
            <text:p>CellMaterial* Argon = new CellMaterial(MATTERSTATE_GAS, 83.95, 87.45, ViscosityCurve(0.02261));</text:p>
          </table:table-cell>
        </table:table-row>
        <table:table-row table:style-name="ro1">
          <table:table-cell office:value-type="string" calcext:value-type="string">
            <text:p>Potassium</text:p>
          </table:table-cell>
          <table:table-cell office:value-type="float" office:value="39.0983" calcext:value-type="float">
            <text:p>39.0983</text:p>
          </table:table-cell>
          <table:table-cell office:value-type="float" office:value="19" calcext:value-type="float">
            <text:p>19</text:p>
          </table:table-cell>
          <table:table-cell office:value-type="float" office:value="1033" calcext:value-type="float">
            <text:p>1033</text:p>
          </table:table-cell>
          <table:table-cell office:value-type="float" office:value="336.8" calcext:value-type="float">
            <text:p>336.8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20]; &quot; = new CellMaterial(MATTERSTATE_&quot;;[.F20];&quot;, &quot;;[.D20];&quot;, &quot;;[.E20];&quot;);&quot;)" office:value-type="string" office:string-value="CellMaterial* Potassium = new CellMaterial(MATTERSTATE_SOLID, 1033, 336.8);" calcext:value-type="string">
            <text:p>CellMaterial* Potassium = new CellMaterial(MATTERSTATE_SOLID, 1033, 336.8);</text:p>
          </table:table-cell>
        </table:table-row>
        <table:table-row table:style-name="ro1">
          <table:table-cell office:value-type="string" calcext:value-type="string">
            <text:p>Calcium</text:p>
          </table:table-cell>
          <table:table-cell office:value-type="float" office:value="40.078" calcext:value-type="float">
            <text:p>40.078</text:p>
          </table:table-cell>
          <table:table-cell office:value-type="float" office:value="20" calcext:value-type="float">
            <text:p>20</text:p>
          </table:table-cell>
          <table:table-cell office:value-type="float" office:value="1757" calcext:value-type="float">
            <text:p>1757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21]; &quot; = new CellMaterial(MATTERSTATE_&quot;;[.F21];&quot;, &quot;;[.D21];&quot;, &quot;;[.E21];&quot;);&quot;)" office:value-type="string" office:string-value="CellMaterial* Calcium = new CellMaterial(MATTERSTATE_SOLID, 1757, 1112);" calcext:value-type="string">
            <text:p>CellMaterial* Calcium = new CellMaterial(MATTERSTATE_SOLID, 1757, 1112);</text:p>
          </table:table-cell>
        </table:table-row>
        <table:table-row table:style-name="ro1">
          <table:table-cell office:value-type="string" calcext:value-type="string">
            <text:p>Scandium</text:p>
          </table:table-cell>
          <table:table-cell office:value-type="float" office:value="44.9559" calcext:value-type="float">
            <text:p>44.9559</text:p>
          </table:table-cell>
          <table:table-cell office:value-type="float" office:value="21" calcext:value-type="float">
            <text:p>21</text:p>
          </table:table-cell>
          <table:table-cell office:value-type="float" office:value="3109" calcext:value-type="float">
            <text:p>3109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22]; &quot; = new CellMaterial(MATTERSTATE_&quot;;[.F22];&quot;, &quot;;[.D22];&quot;, &quot;;[.E22];&quot;);&quot;)" office:value-type="string" office:string-value="CellMaterial* Scandium = new CellMaterial(MATTERSTATE_SOLID, 3109, 1814);" calcext:value-type="string">
            <text:p>CellMaterial* Scandium = new CellMaterial(MATTERSTATE_SOLID, 3109, 1814);</text:p>
          </table:table-cell>
        </table:table-row>
        <table:table-row table:style-name="ro1">
          <table:table-cell office:value-type="string" calcext:value-type="string">
            <text:p>Titanium</text:p>
          </table:table-cell>
          <table:table-cell office:value-type="float" office:value="47.88" calcext:value-type="float">
            <text:p>47.88</text:p>
          </table:table-cell>
          <table:table-cell office:value-type="float" office:value="22" calcext:value-type="float">
            <text:p>22</text:p>
          </table:table-cell>
          <table:table-cell office:value-type="float" office:value="3560" calcext:value-type="float">
            <text:p>356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23]; &quot; = new CellMaterial(MATTERSTATE_&quot;;[.F23];&quot;, &quot;;[.D23];&quot;, &quot;;[.E23];&quot;);&quot;)" office:value-type="string" office:string-value="CellMaterial* Titanium = new CellMaterial(MATTERSTATE_SOLID, 3560, 1945);" calcext:value-type="string">
            <text:p>CellMaterial* Titanium = new CellMaterial(MATTERSTATE_SOLID, 3560, 1945);</text:p>
          </table:table-cell>
        </table:table-row>
        <table:table-row table:style-name="ro1">
          <table:table-cell office:value-type="string" calcext:value-type="string">
            <text:p>Vanadium</text:p>
          </table:table-cell>
          <table:table-cell office:value-type="float" office:value="50.9415" calcext:value-type="float">
            <text:p>50.9415</text:p>
          </table:table-cell>
          <table:table-cell office:value-type="float" office:value="23" calcext:value-type="float">
            <text:p>23</text:p>
          </table:table-cell>
          <table:table-cell office:value-type="float" office:value="3650" calcext:value-type="float">
            <text:p>3650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24]; &quot; = new CellMaterial(MATTERSTATE_&quot;;[.F24];&quot;, &quot;;[.D24];&quot;, &quot;;[.E24];&quot;);&quot;)" office:value-type="string" office:string-value="CellMaterial* Vanadium = new CellMaterial(MATTERSTATE_SOLID, 3650, 2163);" calcext:value-type="string">
            <text:p>CellMaterial* Vanadium = new CellMaterial(MATTERSTATE_SOLID, 3650, 2163);</text:p>
          </table:table-cell>
        </table:table-row>
        <table:table-row table:style-name="ro1">
          <table:table-cell office:value-type="string" calcext:value-type="string">
            <text:p>Chromium</text:p>
          </table:table-cell>
          <table:table-cell office:value-type="float" office:value="51.996" calcext:value-type="float">
            <text:p>51.996</text:p>
          </table:table-cell>
          <table:table-cell office:value-type="float" office:value="24" calcext:value-type="float">
            <text:p>24</text:p>
          </table:table-cell>
          <table:table-cell office:value-type="float" office:value="2945" calcext:value-type="float">
            <text:p>2945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25]; &quot; = new CellMaterial(MATTERSTATE_&quot;;[.F25];&quot;, &quot;;[.D25];&quot;, &quot;;[.E25];&quot;);&quot;)" office:value-type="string" office:string-value="CellMaterial* Chromium = new CellMaterial(MATTERSTATE_SOLID, 2945, 2130);" calcext:value-type="string">
            <text:p>CellMaterial* Chromium = new CellMaterial(MATTERSTATE_SOLID, 2945, 2130);</text:p>
          </table:table-cell>
        </table:table-row>
        <table:table-row table:style-name="ro1">
          <table:table-cell office:value-type="string" calcext:value-type="string">
            <text:p>Manganese</text:p>
          </table:table-cell>
          <table:table-cell office:value-type="float" office:value="54.938" calcext:value-type="float">
            <text:p>54.938</text:p>
          </table:table-cell>
          <table:table-cell office:value-type="float" office:value="25" calcext:value-type="float">
            <text:p>25</text:p>
          </table:table-cell>
          <table:table-cell office:value-type="float" office:value="2335" calcext:value-type="float">
            <text:p>2335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26]; &quot; = new CellMaterial(MATTERSTATE_&quot;;[.F26];&quot;, &quot;;[.D26];&quot;, &quot;;[.E26];&quot;);&quot;)" office:value-type="string" office:string-value="CellMaterial* Manganese = new CellMaterial(MATTERSTATE_SOLID, 2335, 1518);" calcext:value-type="string">
            <text:p>CellMaterial* Manganese = new CellMaterial(MATTERSTATE_SOLID, 2335, 1518);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55.847" calcext:value-type="float">
            <text:p>55.847</text:p>
          </table:table-cell>
          <table:table-cell office:value-type="float" office:value="26" calcext:value-type="float">
            <text:p>26</text:p>
          </table:table-cell>
          <table:table-cell office:value-type="float" office:value="3023" calcext:value-type="float">
            <text:p>3023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27]; &quot; = new CellMaterial(MATTERSTATE_&quot;;[.F27];&quot;, &quot;;[.D27];&quot;, &quot;;[.E27];&quot;);&quot;)" office:value-type="string" office:string-value="CellMaterial* Iron = new CellMaterial(MATTERSTATE_SOLID, 3023, 1808);" calcext:value-type="string">
            <text:p>CellMaterial* Iron = new CellMaterial(MATTERSTATE_SOLID, 3023, 1808);</text:p>
          </table:table-cell>
        </table:table-row>
        <table:table-row table:style-name="ro1">
          <table:table-cell office:value-type="string" calcext:value-type="string">
            <text:p>Cobalt</text:p>
          </table:table-cell>
          <table:table-cell office:value-type="float" office:value="58.9332" calcext:value-type="float">
            <text:p>58.9332</text:p>
          </table:table-cell>
          <table:table-cell office:value-type="float" office:value="27" calcext:value-type="float">
            <text:p>27</text:p>
          </table:table-cell>
          <table:table-cell office:value-type="float" office:value="3143" calcext:value-type="float">
            <text:p>3143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28]; &quot; = new CellMaterial(MATTERSTATE_&quot;;[.F28];&quot;, &quot;;[.D28];&quot;, &quot;;[.E28];&quot;);&quot;)" office:value-type="string" office:string-value="CellMaterial* Cobalt = new CellMaterial(MATTERSTATE_SOLID, 3143, 1768);" calcext:value-type="string">
            <text:p>CellMaterial* Cobalt = new CellMaterial(MATTERSTATE_SOLID, 3143, 1768);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office:value-type="float" office:value="58.6934" calcext:value-type="float">
            <text:p>58.6934</text:p>
          </table:table-cell>
          <table:table-cell office:value-type="float" office:value="28" calcext:value-type="float">
            <text:p>28</text:p>
          </table:table-cell>
          <table:table-cell office:value-type="float" office:value="3005" calcext:value-type="float">
            <text:p>3005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29]; &quot; = new CellMaterial(MATTERSTATE_&quot;;[.F29];&quot;, &quot;;[.D29];&quot;, &quot;;[.E29];&quot;);&quot;)" office:value-type="string" office:string-value="CellMaterial* Nickel = new CellMaterial(MATTERSTATE_SOLID, 3005, 1726);" calcext:value-type="string">
            <text:p>CellMaterial* Nickel = new CellMaterial(MATTERSTATE_SOLID, 3005, 1726);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63.546" calcext:value-type="float">
            <text:p>63.546</text:p>
          </table:table-cell>
          <table:table-cell office:value-type="float" office:value="29" calcext:value-type="float">
            <text:p>29</text:p>
          </table:table-cell>
          <table:table-cell office:value-type="float" office:value="2840" calcext:value-type="float">
            <text:p>2840</text:p>
          </table:table-cell>
          <table:table-cell office:value-type="float" office:value="1356.6" calcext:value-type="float">
            <text:p>1356.6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30]; &quot; = new CellMaterial(MATTERSTATE_&quot;;[.F30];&quot;, &quot;;[.D30];&quot;, &quot;;[.E30];&quot;);&quot;)" office:value-type="string" office:string-value="CellMaterial* Copper = new CellMaterial(MATTERSTATE_SOLID, 2840, 1356.6);" calcext:value-type="string">
            <text:p>CellMaterial* Copper = new CellMaterial(MATTERSTATE_SOLID, 2840, 1356.6);</text:p>
          </table:table-cell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65.39" calcext:value-type="float">
            <text:p>65.39</text:p>
          </table:table-cell>
          <table:table-cell office:value-type="float" office:value="30" calcext:value-type="float">
            <text:p>30</text:p>
          </table:table-cell>
          <table:table-cell office:value-type="float" office:value="1180" calcext:value-type="float">
            <text:p>1180</text:p>
          </table:table-cell>
          <table:table-cell office:value-type="float" office:value="692.73" calcext:value-type="float">
            <text:p>692.73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31]; &quot; = new CellMaterial(MATTERSTATE_&quot;;[.F31];&quot;, &quot;;[.D31];&quot;, &quot;;[.E31];&quot;);&quot;)" office:value-type="string" office:string-value="CellMaterial* Zinc = new CellMaterial(MATTERSTATE_SOLID, 1180, 692.73);" calcext:value-type="string">
            <text:p>CellMaterial* Zinc = new CellMaterial(MATTERSTATE_SOLID, 1180, 692.73);</text:p>
          </table:table-cell>
        </table:table-row>
        <table:table-row table:style-name="ro1">
          <table:table-cell office:value-type="string" calcext:value-type="string">
            <text:p>Gallium</text:p>
          </table:table-cell>
          <table:table-cell office:value-type="float" office:value="69.723" calcext:value-type="float">
            <text:p>69.723</text:p>
          </table:table-cell>
          <table:table-cell office:value-type="float" office:value="31" calcext:value-type="float">
            <text:p>31</text:p>
          </table:table-cell>
          <table:table-cell office:value-type="float" office:value="2478" calcext:value-type="float">
            <text:p>2478</text:p>
          </table:table-cell>
          <table:table-cell office:value-type="float" office:value="302.92" calcext:value-type="float">
            <text:p>302.92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32]; &quot; = new CellMaterial(MATTERSTATE_&quot;;[.F32];&quot;, &quot;;[.D32];&quot;, &quot;;[.E32];&quot;);&quot;)" office:value-type="string" office:string-value="CellMaterial* Gallium = new CellMaterial(MATTERSTATE_SOLID, 2478, 302.92);" calcext:value-type="string">
            <text:p>CellMaterial* Gallium = new CellMaterial(MATTERSTATE_SOLID, 2478, 302.92);</text:p>
          </table:table-cell>
        </table:table-row>
        <table:table-row table:style-name="ro1">
          <table:table-cell office:value-type="string" calcext:value-type="string">
            <text:p>Germanium</text:p>
          </table:table-cell>
          <table:table-cell office:value-type="float" office:value="72.61" calcext:value-type="float">
            <text:p>72.61</text:p>
          </table:table-cell>
          <table:table-cell office:value-type="float" office:value="32" calcext:value-type="float">
            <text:p>32</text:p>
          </table:table-cell>
          <table:table-cell office:value-type="float" office:value="3107" calcext:value-type="float">
            <text:p>3107</text:p>
          </table:table-cell>
          <table:table-cell office:value-type="float" office:value="1211.5" calcext:value-type="float">
            <text:p>1211.5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33]; &quot; = new CellMaterial(MATTERSTATE_&quot;;[.F33];&quot;, &quot;;[.D33];&quot;, &quot;;[.E33];&quot;);&quot;)" office:value-type="string" office:string-value="CellMaterial* Germanium = new CellMaterial(MATTERSTATE_SOLID, 3107, 1211.5);" calcext:value-type="string">
            <text:p>CellMaterial* Germanium = new CellMaterial(MATTERSTATE_SOLID, 3107, 1211.5);</text:p>
          </table:table-cell>
        </table:table-row>
        <table:table-row table:style-name="ro1">
          <table:table-cell office:value-type="string" calcext:value-type="string">
            <text:p>Arsenic</text:p>
          </table:table-cell>
          <table:table-cell office:value-type="float" office:value="74.9216" calcext:value-type="float">
            <text:p>74.9216</text:p>
          </table:table-cell>
          <table:table-cell office:value-type="float" office:value="33" calcext:value-type="float">
            <text:p>33</text:p>
          </table:table-cell>
          <table:table-cell office:value-type="float" office:value="876" calcext:value-type="float">
            <text:p>876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34]; &quot; = new CellMaterial(MATTERSTATE_&quot;;[.F34];&quot;, &quot;;[.D34];&quot;, &quot;;[.E34];&quot;);&quot;)" office:value-type="string" office:string-value="CellMaterial* Arsenic = new CellMaterial(MATTERSTATE_SOLID, 876, 1090);" calcext:value-type="string">
            <text:p>CellMaterial* Arsenic = new CellMaterial(MATTERSTATE_SOLID, 876, 1090);</text:p>
          </table:table-cell>
        </table:table-row>
        <table:table-row table:style-name="ro1">
          <table:table-cell office:value-type="string" calcext:value-type="string">
            <text:p>Selenium</text:p>
          </table:table-cell>
          <table:table-cell office:value-type="float" office:value="78.96" calcext:value-type="float">
            <text:p>78.96</text:p>
          </table:table-cell>
          <table:table-cell office:value-type="float" office:value="34" calcext:value-type="float">
            <text:p>34</text:p>
          </table:table-cell>
          <table:table-cell office:value-type="float" office:value="958" calcext:value-type="float">
            <text:p>958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35]; &quot; = new CellMaterial(MATTERSTATE_&quot;;[.F35];&quot;, &quot;;[.D35];&quot;, &quot;;[.E35];&quot;);&quot;)" office:value-type="string" office:string-value="CellMaterial* Selenium = new CellMaterial(MATTERSTATE_SOLID, 958, 494);" calcext:value-type="string">
            <text:p>CellMaterial* Selenium = new CellMaterial(MATTERSTATE_SOLID, 958, 494);</text:p>
          </table:table-cell>
        </table:table-row>
        <table:table-row table:style-name="ro1">
          <table:table-cell office:value-type="string" calcext:value-type="string">
            <text:p>Bromine</text:p>
          </table:table-cell>
          <table:table-cell office:value-type="float" office:value="79.904" calcext:value-type="float">
            <text:p>79.904</text:p>
          </table:table-cell>
          <table:table-cell office:value-type="float" office:value="35" calcext:value-type="float">
            <text:p>35</text:p>
          </table:table-cell>
          <table:table-cell office:value-type="float" office:value="331.85" calcext:value-type="float">
            <text:p>331.85</text:p>
          </table:table-cell>
          <table:table-cell office:value-type="float" office:value="265.95" calcext:value-type="float">
            <text:p>265.95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ViscosityCurve::curveInaccurateLiquid25C(0.944,265.95)</text:p>
          </table:table-cell>
          <table:table-cell table:formula="of:=COM.MICROSOFT.CONCAT(&quot;CellMaterial* &quot;; [.A36]; &quot; = new CellMaterial(MATTERSTATE_&quot;;[.F36];&quot;, &quot;;[.E36];&quot;, &quot;;[.D36];&quot;, &quot;;[.G36];&quot;);&quot;)" office:value-type="string" office:string-value="CellMaterial* Bromine = new CellMaterial(MATTERSTATE_LIQUID, 265.95, 331.85, ViscosityCurve::curveInaccurateLiquid25C(0.944,265.95));" calcext:value-type="string">
            <text:p>CellMaterial* Bromine = new CellMaterial(MATTERSTATE_LIQUID, 265.95, 331.85, ViscosityCurve::curveInaccurateLiquid25C(0.944,265.95));</text:p>
          </table:table-cell>
        </table:table-row>
        <table:table-row table:style-name="ro1">
          <table:table-cell office:value-type="string" calcext:value-type="string">
            <text:p>Krypton</text:p>
          </table:table-cell>
          <table:table-cell office:value-type="float" office:value="83.8" calcext:value-type="float">
            <text:p>83.8</text:p>
          </table:table-cell>
          <table:table-cell office:value-type="float" office:value="36" calcext:value-type="float">
            <text:p>36</text:p>
          </table:table-cell>
          <table:table-cell office:value-type="float" office:value="120.85" calcext:value-type="float">
            <text:p>120.8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ViscosityCurve(0.02538)</text:p>
          </table:table-cell>
          <table:table-cell table:formula="of:=COM.MICROSOFT.CONCAT(&quot;CellMaterial* &quot;; [.A37]; &quot; = new CellMaterial(MATTERSTATE_&quot;;[.F37];&quot;, &quot;;[.E37];&quot;, &quot;;[.D37];&quot;, &quot;;[.G37];&quot;);&quot;)" office:value-type="string" office:string-value="CellMaterial* Krypton = new CellMaterial(MATTERSTATE_GAS, 116, 120.85, ViscosityCurve(0.02538));" calcext:value-type="string">
            <text:p>CellMaterial* Krypton = new CellMaterial(MATTERSTATE_GAS, 116, 120.85, ViscosityCurve(0.02538));</text:p>
          </table:table-cell>
        </table:table-row>
        <table:table-row table:style-name="ro1">
          <table:table-cell office:value-type="string" calcext:value-type="string">
            <text:p>Rubidium</text:p>
          </table:table-cell>
          <table:table-cell office:value-type="float" office:value="85.4678" calcext:value-type="float">
            <text:p>85.4678</text:p>
          </table:table-cell>
          <table:table-cell office:value-type="float" office:value="37" calcext:value-type="float">
            <text:p>37</text:p>
          </table:table-cell>
          <table:table-cell office:value-type="float" office:value="961" calcext:value-type="float">
            <text:p>961</text:p>
          </table:table-cell>
          <table:table-cell office:value-type="float" office:value="312.63" calcext:value-type="float">
            <text:p>312.63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38]; &quot; = new CellMaterial(MATTERSTATE_&quot;;[.F38];&quot;, &quot;;[.D38];&quot;, &quot;;[.E38];&quot;);&quot;)" office:value-type="string" office:string-value="CellMaterial* Rubidium = new CellMaterial(MATTERSTATE_SOLID, 961, 312.63);" calcext:value-type="string">
            <text:p>CellMaterial* Rubidium = new CellMaterial(MATTERSTATE_SOLID, 961, 312.63);</text:p>
          </table:table-cell>
        </table:table-row>
        <table:table-row table:style-name="ro1">
          <table:table-cell office:value-type="string" calcext:value-type="string">
            <text:p>Strontium</text:p>
          </table:table-cell>
          <table:table-cell office:value-type="float" office:value="87.62" calcext:value-type="float">
            <text:p>87.62</text:p>
          </table:table-cell>
          <table:table-cell office:value-type="float" office:value="38" calcext:value-type="float">
            <text:p>38</text:p>
          </table:table-cell>
          <table:table-cell office:value-type="float" office:value="1655" calcext:value-type="float">
            <text:p>1655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39]; &quot; = new CellMaterial(MATTERSTATE_&quot;;[.F39];&quot;, &quot;;[.D39];&quot;, &quot;;[.E39];&quot;);&quot;)" office:value-type="string" office:string-value="CellMaterial* Strontium = new CellMaterial(MATTERSTATE_SOLID, 1655, 1042);" calcext:value-type="string">
            <text:p>CellMaterial* Strontium = new CellMaterial(MATTERSTATE_SOLID, 1655, 1042);</text:p>
          </table:table-cell>
        </table:table-row>
        <table:table-row table:style-name="ro1">
          <table:table-cell office:value-type="string" calcext:value-type="string">
            <text:p>Yttrium</text:p>
          </table:table-cell>
          <table:table-cell office:value-type="float" office:value="88.9059" calcext:value-type="float">
            <text:p>88.9059</text:p>
          </table:table-cell>
          <table:table-cell office:value-type="float" office:value="39" calcext:value-type="float">
            <text:p>39</text:p>
          </table:table-cell>
          <table:table-cell office:value-type="float" office:value="3611" calcext:value-type="float">
            <text:p>3611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40]; &quot; = new CellMaterial(MATTERSTATE_&quot;;[.F40];&quot;, &quot;;[.D40];&quot;, &quot;;[.E40];&quot;);&quot;)" office:value-type="string" office:string-value="CellMaterial* Yttrium = new CellMaterial(MATTERSTATE_SOLID, 3611, 1795);" calcext:value-type="string">
            <text:p>CellMaterial* Yttrium = new CellMaterial(MATTERSTATE_SOLID, 3611, 1795);</text:p>
          </table:table-cell>
        </table:table-row>
        <table:table-row table:style-name="ro1">
          <table:table-cell office:value-type="string" calcext:value-type="string">
            <text:p>Zirconium</text:p>
          </table:table-cell>
          <table:table-cell office:value-type="float" office:value="91.224" calcext:value-type="float">
            <text:p>91.224</text:p>
          </table:table-cell>
          <table:table-cell office:value-type="float" office:value="40" calcext:value-type="float">
            <text:p>40</text:p>
          </table:table-cell>
          <table:table-cell office:value-type="float" office:value="4682" calcext:value-type="float">
            <text:p>4682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41]; &quot; = new CellMaterial(MATTERSTATE_&quot;;[.F41];&quot;, &quot;;[.D41];&quot;, &quot;;[.E41];&quot;);&quot;)" office:value-type="string" office:string-value="CellMaterial* Zirconium = new CellMaterial(MATTERSTATE_SOLID, 4682, 2128);" calcext:value-type="string">
            <text:p>CellMaterial* Zirconium = new CellMaterial(MATTERSTATE_SOLID, 4682, 2128);</text:p>
          </table:table-cell>
        </table:table-row>
        <table:table-row table:style-name="ro1">
          <table:table-cell office:value-type="string" calcext:value-type="string">
            <text:p>Niobium</text:p>
          </table:table-cell>
          <table:table-cell office:value-type="float" office:value="92.9064" calcext:value-type="float">
            <text:p>92.9064</text:p>
          </table:table-cell>
          <table:table-cell office:value-type="float" office:value="41" calcext:value-type="float">
            <text:p>41</text:p>
          </table:table-cell>
          <table:table-cell office:value-type="float" office:value="5015" calcext:value-type="float">
            <text:p>5015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42]; &quot; = new CellMaterial(MATTERSTATE_&quot;;[.F42];&quot;, &quot;;[.D42];&quot;, &quot;;[.E42];&quot;);&quot;)" office:value-type="string" office:string-value="CellMaterial* Niobium = new CellMaterial(MATTERSTATE_SOLID, 5015, 2742);" calcext:value-type="string">
            <text:p>CellMaterial* Niobium = new CellMaterial(MATTERSTATE_SOLID, 5015, 2742);</text:p>
          </table:table-cell>
        </table:table-row>
        <table:table-row table:style-name="ro1">
          <table:table-cell office:value-type="string" calcext:value-type="string">
            <text:p>Molybdenum</text:p>
          </table:table-cell>
          <table:table-cell office:value-type="float" office:value="95.94" calcext:value-type="float">
            <text:p>95.94</text:p>
          </table:table-cell>
          <table:table-cell office:value-type="float" office:value="42" calcext:value-type="float">
            <text:p>42</text:p>
          </table:table-cell>
          <table:table-cell office:value-type="float" office:value="4912" calcext:value-type="float">
            <text:p>4912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43]; &quot; = new CellMaterial(MATTERSTATE_&quot;;[.F43];&quot;, &quot;;[.D43];&quot;, &quot;;[.E43];&quot;);&quot;)" office:value-type="string" office:string-value="CellMaterial* Molybdenum = new CellMaterial(MATTERSTATE_SOLID, 4912, 2896);" calcext:value-type="string">
            <text:p>CellMaterial* Molybdenum = new CellMaterial(MATTERSTATE_SOLID, 4912, 2896);</text:p>
          </table:table-cell>
        </table:table-row>
        <table:table-row table:style-name="ro1">
          <table:table-cell office:value-type="string" calcext:value-type="string">
            <text:p>Technetium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4538" calcext:value-type="float">
            <text:p>4538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44]; &quot; = new CellMaterial(MATTERSTATE_&quot;;[.F44];&quot;, &quot;;[.D44];&quot;, &quot;;[.E44];&quot;);&quot;)" office:value-type="string" office:string-value="CellMaterial* Technetium = new CellMaterial(MATTERSTATE_SOLID, 4538, 2477);" calcext:value-type="string">
            <text:p>CellMaterial* Technetium = new CellMaterial(MATTERSTATE_SOLID, 4538, 2477);</text:p>
          </table:table-cell>
        </table:table-row>
        <table:table-row table:style-name="ro1">
          <table:table-cell office:value-type="string" calcext:value-type="string">
            <text:p>Ruthenium</text:p>
          </table:table-cell>
          <table:table-cell office:value-type="float" office:value="101.07" calcext:value-type="float">
            <text:p>101.07</text:p>
          </table:table-cell>
          <table:table-cell office:value-type="float" office:value="44" calcext:value-type="float">
            <text:p>44</text:p>
          </table:table-cell>
          <table:table-cell office:value-type="float" office:value="4425" calcext:value-type="float">
            <text:p>4425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45]; &quot; = new CellMaterial(MATTERSTATE_&quot;;[.F45];&quot;, &quot;;[.D45];&quot;, &quot;;[.E45];&quot;);&quot;)" office:value-type="string" office:string-value="CellMaterial* Ruthenium = new CellMaterial(MATTERSTATE_SOLID, 4425, 2610);" calcext:value-type="string">
            <text:p>CellMaterial* Ruthenium = new CellMaterial(MATTERSTATE_SOLID, 4425, 2610);</text:p>
          </table:table-cell>
        </table:table-row>
        <table:table-row table:style-name="ro1">
          <table:table-cell office:value-type="string" calcext:value-type="string">
            <text:p>Rhodium</text:p>
          </table:table-cell>
          <table:table-cell office:value-type="float" office:value="102.9055" calcext:value-type="float">
            <text:p>102.9055</text:p>
          </table:table-cell>
          <table:table-cell office:value-type="float" office:value="45" calcext:value-type="float">
            <text:p>45</text:p>
          </table:table-cell>
          <table:table-cell office:value-type="float" office:value="3970" calcext:value-type="float">
            <text:p>3970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46]; &quot; = new CellMaterial(MATTERSTATE_&quot;;[.F46];&quot;, &quot;;[.D46];&quot;, &quot;;[.E46];&quot;);&quot;)" office:value-type="string" office:string-value="CellMaterial* Rhodium = new CellMaterial(MATTERSTATE_SOLID, 3970, 2236);" calcext:value-type="string">
            <text:p>CellMaterial* Rhodium = new CellMaterial(MATTERSTATE_SOLID, 3970, 2236);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float" office:value="106.42" calcext:value-type="float">
            <text:p>106.42</text:p>
          </table:table-cell>
          <table:table-cell office:value-type="float" office:value="46" calcext:value-type="float">
            <text:p>46</text:p>
          </table:table-cell>
          <table:table-cell office:value-type="float" office:value="3240" calcext:value-type="float">
            <text:p>3240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47]; &quot; = new CellMaterial(MATTERSTATE_&quot;;[.F47];&quot;, &quot;;[.D47];&quot;, &quot;;[.E47];&quot;);&quot;)" office:value-type="string" office:string-value="CellMaterial* Palladium = new CellMaterial(MATTERSTATE_SOLID, 3240, 1825);" calcext:value-type="string">
            <text:p>CellMaterial* Palladium = new CellMaterial(MATTERSTATE_SOLID, 3240, 1825);</text:p>
          </table:table-cell>
        </table:table-row>
        <table:table-row table:style-name="ro2">
          <table:table-cell office:value-type="string" calcext:value-type="string">
            <text:p>Silver</text:p>
          </table:table-cell>
          <table:table-cell office:value-type="float" office:value="107.868" calcext:value-type="float">
            <text:p>107.868</text:p>
          </table:table-cell>
          <table:table-cell office:value-type="float" office:value="47" calcext:value-type="float">
            <text:p>47</text:p>
          </table:table-cell>
          <table:table-cell office:value-type="float" office:value="2436" calcext:value-type="float">
            <text:p>2436</text:p>
          </table:table-cell>
          <table:table-cell office:value-type="float" office:value="1235.08" calcext:value-type="float">
            <text:p>1235.08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48]; &quot; = new CellMaterial(MATTERSTATE_&quot;;[.F48];&quot;, &quot;;[.D48];&quot;, &quot;;[.E48];&quot;);&quot;)" office:value-type="string" office:string-value="CellMaterial* Silver = new CellMaterial(MATTERSTATE_SOLID, 2436, 1235.08);" calcext:value-type="string">
            <text:p>CellMaterial* Silver = new CellMaterial(MATTERSTATE_SOLID, 2436, 1235.08);</text:p>
          </table:table-cell>
        </table:table-row>
        <table:table-row table:style-name="ro1">
          <table:table-cell office:value-type="string" calcext:value-type="string">
            <text:p>Cadmium</text:p>
          </table:table-cell>
          <table:table-cell office:value-type="float" office:value="112.41" calcext:value-type="float">
            <text:p>112.41</text:p>
          </table:table-cell>
          <table:table-cell office:value-type="float" office:value="48" calcext:value-type="float">
            <text:p>48</text:p>
          </table:table-cell>
          <table:table-cell office:value-type="float" office:value="1040" calcext:value-type="float">
            <text:p>1040</text:p>
          </table:table-cell>
          <table:table-cell office:value-type="float" office:value="594.26" calcext:value-type="float">
            <text:p>594.26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49]; &quot; = new CellMaterial(MATTERSTATE_&quot;;[.F49];&quot;, &quot;;[.D49];&quot;, &quot;;[.E49];&quot;);&quot;)" office:value-type="string" office:string-value="CellMaterial* Cadmium = new CellMaterial(MATTERSTATE_SOLID, 1040, 594.26);" calcext:value-type="string">
            <text:p>CellMaterial* Cadmium = new CellMaterial(MATTERSTATE_SOLID, 1040, 594.26);</text:p>
          </table:table-cell>
        </table:table-row>
        <table:table-row table:style-name="ro1">
          <table:table-cell office:value-type="string" calcext:value-type="string">
            <text:p>Indium</text:p>
          </table:table-cell>
          <table:table-cell office:value-type="float" office:value="114.82" calcext:value-type="float">
            <text:p>114.82</text:p>
          </table:table-cell>
          <table:table-cell office:value-type="float" office:value="49" calcext:value-type="float">
            <text:p>49</text:p>
          </table:table-cell>
          <table:table-cell office:value-type="float" office:value="2350" calcext:value-type="float">
            <text:p>2350</text:p>
          </table:table-cell>
          <table:table-cell office:value-type="float" office:value="429.78" calcext:value-type="float">
            <text:p>429.78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50]; &quot; = new CellMaterial(MATTERSTATE_&quot;;[.F50];&quot;, &quot;;[.D50];&quot;, &quot;;[.E50];&quot;);&quot;)" office:value-type="string" office:string-value="CellMaterial* Indium = new CellMaterial(MATTERSTATE_SOLID, 2350, 429.78);" calcext:value-type="string">
            <text:p>CellMaterial* Indium = new CellMaterial(MATTERSTATE_SOLID, 2350, 429.78);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118.71" calcext:value-type="float">
            <text:p>118.71</text:p>
          </table:table-cell>
          <table:table-cell office:value-type="float" office:value="50" calcext:value-type="float">
            <text:p>50</text:p>
          </table:table-cell>
          <table:table-cell office:value-type="float" office:value="2876" calcext:value-type="float">
            <text:p>2876</text:p>
          </table:table-cell>
          <table:table-cell office:value-type="float" office:value="505.12" calcext:value-type="float">
            <text:p>505.12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51]; &quot; = new CellMaterial(MATTERSTATE_&quot;;[.F51];&quot;, &quot;;[.D51];&quot;, &quot;;[.E51];&quot;);&quot;)" office:value-type="string" office:string-value="CellMaterial* Tin = new CellMaterial(MATTERSTATE_SOLID, 2876, 505.12);" calcext:value-type="string">
            <text:p>CellMaterial* Tin = new CellMaterial(MATTERSTATE_SOLID, 2876, 505.12);</text:p>
          </table:table-cell>
        </table:table-row>
        <table:table-row table:style-name="ro1">
          <table:table-cell office:value-type="string" calcext:value-type="string">
            <text:p>Antimony</text:p>
          </table:table-cell>
          <table:table-cell office:value-type="float" office:value="121.757" calcext:value-type="float">
            <text:p>121.757</text:p>
          </table:table-cell>
          <table:table-cell office:value-type="float" office:value="51" calcext:value-type="float">
            <text:p>51</text:p>
          </table:table-cell>
          <table:table-cell office:value-type="float" office:value="1860" calcext:value-type="float">
            <text:p>1860</text:p>
          </table:table-cell>
          <table:table-cell office:value-type="float" office:value="903.91" calcext:value-type="float">
            <text:p>903.91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52]; &quot; = new CellMaterial(MATTERSTATE_&quot;;[.F52];&quot;, &quot;;[.D52];&quot;, &quot;;[.E52];&quot;);&quot;)" office:value-type="string" office:string-value="CellMaterial* Antimony = new CellMaterial(MATTERSTATE_SOLID, 1860, 903.91);" calcext:value-type="string">
            <text:p>CellMaterial* Antimony = new CellMaterial(MATTERSTATE_SOLID, 1860, 903.91);</text:p>
          </table:table-cell>
        </table:table-row>
        <table:table-row table:style-name="ro1">
          <table:table-cell office:value-type="string" calcext:value-type="string">
            <text:p>Tellurium</text:p>
          </table:table-cell>
          <table:table-cell office:value-type="float" office:value="127.6" calcext:value-type="float">
            <text:p>127.6</text:p>
          </table:table-cell>
          <table:table-cell office:value-type="float" office:value="52" calcext:value-type="float">
            <text:p>52</text:p>
          </table:table-cell>
          <table:table-cell office:value-type="float" office:value="1261" calcext:value-type="float">
            <text:p>1261</text:p>
          </table:table-cell>
          <table:table-cell office:value-type="float" office:value="722.72" calcext:value-type="float">
            <text:p>722.72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53]; &quot; = new CellMaterial(MATTERSTATE_&quot;;[.F53];&quot;, &quot;;[.D53];&quot;, &quot;;[.E53];&quot;);&quot;)" office:value-type="string" office:string-value="CellMaterial* Tellurium = new CellMaterial(MATTERSTATE_SOLID, 1261, 722.72);" calcext:value-type="string">
            <text:p>CellMaterial* Tellurium = new CellMaterial(MATTERSTATE_SOLID, 1261, 722.72);</text:p>
          </table:table-cell>
        </table:table-row>
        <table:table-row table:style-name="ro1">
          <table:table-cell office:value-type="string" calcext:value-type="string">
            <text:p>Iodine</text:p>
          </table:table-cell>
          <table:table-cell office:value-type="float" office:value="126.9045" calcext:value-type="float">
            <text:p>126.9045</text:p>
          </table:table-cell>
          <table:table-cell office:value-type="float" office:value="53" calcext:value-type="float">
            <text:p>53</text:p>
          </table:table-cell>
          <table:table-cell office:value-type="float" office:value="457.5" calcext:value-type="float">
            <text:p>457.5</text:p>
          </table:table-cell>
          <table:table-cell office:value-type="float" office:value="386.7" calcext:value-type="float">
            <text:p>386.7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54]; &quot; = new CellMaterial(MATTERSTATE_&quot;;[.F54];&quot;, &quot;;[.D54];&quot;, &quot;;[.E54];&quot;);&quot;)" office:value-type="string" office:string-value="CellMaterial* Iodine = new CellMaterial(MATTERSTATE_SOLID, 457.5, 386.7);" calcext:value-type="string">
            <text:p>CellMaterial* Iodine = new CellMaterial(MATTERSTATE_SOLID, 457.5, 386.7);</text:p>
          </table:table-cell>
        </table:table-row>
        <table:table-row table:style-name="ro1">
          <table:table-cell office:value-type="string" calcext:value-type="string">
            <text:p>Xenon</text:p>
          </table:table-cell>
          <table:table-cell office:value-type="float" office:value="131.29" calcext:value-type="float">
            <text:p>131.29</text:p>
          </table:table-cell>
          <table:table-cell office:value-type="float" office:value="54" calcext:value-type="float">
            <text:p>54</text:p>
          </table:table-cell>
          <table:table-cell office:value-type="float" office:value="165.1" calcext:value-type="float">
            <text:p>165.1</text:p>
          </table:table-cell>
          <table:table-cell office:value-type="float" office:value="161.39" calcext:value-type="float">
            <text:p>161.3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ViscosityCurve(0.02308)</text:p>
          </table:table-cell>
          <table:table-cell table:formula="of:=COM.MICROSOFT.CONCAT(&quot;CellMaterial* &quot;; [.A55]; &quot; = new CellMaterial(MATTERSTATE_&quot;;[.F55];&quot;, &quot;;[.E55];&quot;, &quot;;[.D55];&quot;, &quot;;[.G55];&quot;);&quot;)" office:value-type="string" office:string-value="CellMaterial* Xenon = new CellMaterial(MATTERSTATE_GAS, 161.39, 165.1, ViscosityCurve(0.02308));" calcext:value-type="string">
            <text:p>CellMaterial* Xenon = new CellMaterial(MATTERSTATE_GAS, 161.39, 165.1, ViscosityCurve(0.02308));</text:p>
          </table:table-cell>
        </table:table-row>
        <table:table-row table:style-name="ro1">
          <table:table-cell office:value-type="string" calcext:value-type="string">
            <text:p>Cesium</text:p>
          </table:table-cell>
          <table:table-cell office:value-type="float" office:value="132.9054" calcext:value-type="float">
            <text:p>132.9054</text:p>
          </table:table-cell>
          <table:table-cell office:value-type="float" office:value="55" calcext:value-type="float">
            <text:p>55</text:p>
          </table:table-cell>
          <table:table-cell office:value-type="float" office:value="944" calcext:value-type="float">
            <text:p>944</text:p>
          </table:table-cell>
          <table:table-cell office:value-type="float" office:value="301.54" calcext:value-type="float">
            <text:p>301.54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56]; &quot; = new CellMaterial(MATTERSTATE_&quot;;[.F56];&quot;, &quot;;[.D56];&quot;, &quot;;[.E56];&quot;);&quot;)" office:value-type="string" office:string-value="CellMaterial* Cesium = new CellMaterial(MATTERSTATE_SOLID, 944, 301.54);" calcext:value-type="string">
            <text:p>CellMaterial* Cesium = new CellMaterial(MATTERSTATE_SOLID, 944, 301.54);</text:p>
          </table:table-cell>
        </table:table-row>
        <table:table-row table:style-name="ro1">
          <table:table-cell office:value-type="string" calcext:value-type="string">
            <text:p>Barium</text:p>
          </table:table-cell>
          <table:table-cell office:value-type="float" office:value="137.33" calcext:value-type="float">
            <text:p>137.33</text:p>
          </table:table-cell>
          <table:table-cell office:value-type="float" office:value="56" calcext:value-type="float">
            <text:p>56</text:p>
          </table:table-cell>
          <table:table-cell office:value-type="float" office:value="2078" calcext:value-type="float">
            <text:p>2078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57]; &quot; = new CellMaterial(MATTERSTATE_&quot;;[.F57];&quot;, &quot;;[.D57];&quot;, &quot;;[.E57];&quot;);&quot;)" office:value-type="string" office:string-value="CellMaterial* Barium = new CellMaterial(MATTERSTATE_SOLID, 2078, 1002);" calcext:value-type="string">
            <text:p>CellMaterial* Barium = new CellMaterial(MATTERSTATE_SOLID, 2078, 1002);</text:p>
          </table:table-cell>
        </table:table-row>
        <table:table-row table:style-name="ro1">
          <table:table-cell office:value-type="string" calcext:value-type="string">
            <text:p>Lanthanum</text:p>
          </table:table-cell>
          <table:table-cell office:value-type="float" office:value="138.9055" calcext:value-type="float">
            <text:p>138.9055</text:p>
          </table:table-cell>
          <table:table-cell office:value-type="float" office:value="57" calcext:value-type="float">
            <text:p>57</text:p>
          </table:table-cell>
          <table:table-cell office:value-type="float" office:value="3737" calcext:value-type="float">
            <text:p>3737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58]; &quot; = new CellMaterial(MATTERSTATE_&quot;;[.F58];&quot;, &quot;;[.D58];&quot;, &quot;;[.E58];&quot;);&quot;)" office:value-type="string" office:string-value="CellMaterial* Lanthanum = new CellMaterial(MATTERSTATE_SOLID, 3737, 1191);" calcext:value-type="string">
            <text:p>CellMaterial* Lanthanum = new CellMaterial(MATTERSTATE_SOLID, 3737, 1191);</text:p>
          </table:table-cell>
        </table:table-row>
        <table:table-row table:style-name="ro1">
          <table:table-cell office:value-type="string" calcext:value-type="string">
            <text:p>Cerium</text:p>
          </table:table-cell>
          <table:table-cell office:value-type="float" office:value="140.12" calcext:value-type="float">
            <text:p>140.12</text:p>
          </table:table-cell>
          <table:table-cell office:value-type="float" office:value="58" calcext:value-type="float">
            <text:p>58</text:p>
          </table:table-cell>
          <table:table-cell office:value-type="float" office:value="3715" calcext:value-type="float">
            <text:p>3715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59]; &quot; = new CellMaterial(MATTERSTATE_&quot;;[.F59];&quot;, &quot;;[.D59];&quot;, &quot;;[.E59];&quot;);&quot;)" office:value-type="string" office:string-value="CellMaterial* Cerium = new CellMaterial(MATTERSTATE_SOLID, 3715, 1071);" calcext:value-type="string">
            <text:p>CellMaterial* Cerium = new CellMaterial(MATTERSTATE_SOLID, 3715, 1071);</text:p>
          </table:table-cell>
        </table:table-row>
        <table:table-row table:style-name="ro3">
          <table:table-cell office:value-type="string" calcext:value-type="string">
            <text:p>Praseodymium</text:p>
          </table:table-cell>
          <table:table-cell office:value-type="float" office:value="140.9077" calcext:value-type="float">
            <text:p>140.9077</text:p>
          </table:table-cell>
          <table:table-cell office:value-type="float" office:value="59" calcext:value-type="float">
            <text:p>59</text:p>
          </table:table-cell>
          <table:table-cell office:value-type="float" office:value="3785" calcext:value-type="float">
            <text:p>3785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60]; &quot; = new CellMaterial(MATTERSTATE_&quot;;[.F60];&quot;, &quot;;[.D60];&quot;, &quot;;[.E60];&quot;);&quot;)" office:value-type="string" office:string-value="CellMaterial* Praseodymium = new CellMaterial(MATTERSTATE_SOLID, 3785, 1204);" calcext:value-type="string">
            <text:p>CellMaterial* Praseodymium = new CellMaterial(MATTERSTATE_SOLID, 3785, 1204);</text:p>
          </table:table-cell>
        </table:table-row>
        <table:table-row table:style-name="ro1">
          <table:table-cell office:value-type="string" calcext:value-type="string">
            <text:p>Neodymium</text:p>
          </table:table-cell>
          <table:table-cell office:value-type="float" office:value="144.24" calcext:value-type="float">
            <text:p>144.24</text:p>
          </table:table-cell>
          <table:table-cell office:value-type="float" office:value="60" calcext:value-type="float">
            <text:p>60</text:p>
          </table:table-cell>
          <table:table-cell office:value-type="float" office:value="3347" calcext:value-type="float">
            <text:p>3347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61]; &quot; = new CellMaterial(MATTERSTATE_&quot;;[.F61];&quot;, &quot;;[.D61];&quot;, &quot;;[.E61];&quot;);&quot;)" office:value-type="string" office:string-value="CellMaterial* Neodymium = new CellMaterial(MATTERSTATE_SOLID, 3347, 1294);" calcext:value-type="string">
            <text:p>CellMaterial* Neodymium = new CellMaterial(MATTERSTATE_SOLID, 3347, 1294);</text:p>
          </table:table-cell>
        </table:table-row>
        <table:table-row table:style-name="ro1">
          <table:table-cell office:value-type="string" calcext:value-type="string">
            <text:p>Promethium</text:p>
          </table:table-cell>
          <table:table-cell office:value-type="float" office:value="145" calcext:value-type="float">
            <text:p>145</text:p>
          </table:table-cell>
          <table:table-cell office:value-type="float" office:value="61" calcext:value-type="float">
            <text:p>61</text:p>
          </table:table-cell>
          <table:table-cell office:value-type="float" office:value="3273" calcext:value-type="float">
            <text:p>3273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62]; &quot; = new CellMaterial(MATTERSTATE_&quot;;[.F62];&quot;, &quot;;[.D62];&quot;, &quot;;[.E62];&quot;);&quot;)" office:value-type="string" office:string-value="CellMaterial* Promethium = new CellMaterial(MATTERSTATE_SOLID, 3273, 1315);" calcext:value-type="string">
            <text:p>CellMaterial* Promethium = new CellMaterial(MATTERSTATE_SOLID, 3273, 1315);</text:p>
          </table:table-cell>
        </table:table-row>
        <table:table-row table:style-name="ro1">
          <table:table-cell office:value-type="string" calcext:value-type="string">
            <text:p>Samarium</text:p>
          </table:table-cell>
          <table:table-cell office:value-type="float" office:value="150.36" calcext:value-type="float">
            <text:p>150.36</text:p>
          </table:table-cell>
          <table:table-cell office:value-type="float" office:value="62" calcext:value-type="float">
            <text:p>62</text:p>
          </table:table-cell>
          <table:table-cell office:value-type="float" office:value="2067" calcext:value-type="float">
            <text:p>2067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63]; &quot; = new CellMaterial(MATTERSTATE_&quot;;[.F63];&quot;, &quot;;[.D63];&quot;, &quot;;[.E63];&quot;);&quot;)" office:value-type="string" office:string-value="CellMaterial* Samarium = new CellMaterial(MATTERSTATE_SOLID, 2067, 1347);" calcext:value-type="string">
            <text:p>CellMaterial* Samarium = new CellMaterial(MATTERSTATE_SOLID, 2067, 1347);</text:p>
          </table:table-cell>
        </table:table-row>
        <table:table-row table:style-name="ro1">
          <table:table-cell office:value-type="string" calcext:value-type="string">
            <text:p>Europium</text:p>
          </table:table-cell>
          <table:table-cell office:value-type="float" office:value="151.965" calcext:value-type="float">
            <text:p>151.965</text:p>
          </table:table-cell>
          <table:table-cell office:value-type="float" office:value="63" calcext:value-type="float">
            <text:p>63</text:p>
          </table:table-cell>
          <table:table-cell office:value-type="float" office:value="1800" calcext:value-type="float">
            <text:p>1800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64]; &quot; = new CellMaterial(MATTERSTATE_&quot;;[.F64];&quot;, &quot;;[.D64];&quot;, &quot;;[.E64];&quot;);&quot;)" office:value-type="string" office:string-value="CellMaterial* Europium = new CellMaterial(MATTERSTATE_SOLID, 1800, 1095);" calcext:value-type="string">
            <text:p>CellMaterial* Europium = new CellMaterial(MATTERSTATE_SOLID, 1800, 1095);</text:p>
          </table:table-cell>
        </table:table-row>
        <table:table-row table:style-name="ro1">
          <table:table-cell office:value-type="string" calcext:value-type="string">
            <text:p>Gadolinium</text:p>
          </table:table-cell>
          <table:table-cell office:value-type="float" office:value="157.25" calcext:value-type="float">
            <text:p>157.25</text:p>
          </table:table-cell>
          <table:table-cell office:value-type="float" office:value="64" calcext:value-type="float">
            <text:p>64</text:p>
          </table:table-cell>
          <table:table-cell office:value-type="float" office:value="3545" calcext:value-type="float">
            <text:p>3545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65]; &quot; = new CellMaterial(MATTERSTATE_&quot;;[.F65];&quot;, &quot;;[.D65];&quot;, &quot;;[.E65];&quot;);&quot;)" office:value-type="string" office:string-value="CellMaterial* Gadolinium = new CellMaterial(MATTERSTATE_SOLID, 3545, 1585);" calcext:value-type="string">
            <text:p>CellMaterial* Gadolinium = new CellMaterial(MATTERSTATE_SOLID, 3545, 1585);</text:p>
          </table:table-cell>
        </table:table-row>
        <table:table-row table:style-name="ro1">
          <table:table-cell office:value-type="string" calcext:value-type="string">
            <text:p>Terbium</text:p>
          </table:table-cell>
          <table:table-cell office:value-type="float" office:value="158.9253" calcext:value-type="float">
            <text:p>158.9253</text:p>
          </table:table-cell>
          <table:table-cell office:value-type="float" office:value="65" calcext:value-type="float">
            <text:p>65</text:p>
          </table:table-cell>
          <table:table-cell office:value-type="float" office:value="3500" calcext:value-type="float">
            <text:p>3500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66]; &quot; = new CellMaterial(MATTERSTATE_&quot;;[.F66];&quot;, &quot;;[.D66];&quot;, &quot;;[.E66];&quot;);&quot;)" office:value-type="string" office:string-value="CellMaterial* Terbium = new CellMaterial(MATTERSTATE_SOLID, 3500, 1629);" calcext:value-type="string">
            <text:p>CellMaterial* Terbium = new CellMaterial(MATTERSTATE_SOLID, 3500, 1629);</text:p>
          </table:table-cell>
        </table:table-row>
        <table:table-row table:style-name="ro1">
          <table:table-cell office:value-type="string" calcext:value-type="string">
            <text:p>Dysprosium</text:p>
          </table:table-cell>
          <table:table-cell office:value-type="float" office:value="162.5" calcext:value-type="float">
            <text:p>162.5</text:p>
          </table:table-cell>
          <table:table-cell office:value-type="float" office:value="66" calcext:value-type="float">
            <text:p>66</text:p>
          </table:table-cell>
          <table:table-cell office:value-type="float" office:value="2840" calcext:value-type="float">
            <text:p>2840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67]; &quot; = new CellMaterial(MATTERSTATE_&quot;;[.F67];&quot;, &quot;;[.D67];&quot;, &quot;;[.E67];&quot;);&quot;)" office:value-type="string" office:string-value="CellMaterial* Dysprosium = new CellMaterial(MATTERSTATE_SOLID, 2840, 1685);" calcext:value-type="string">
            <text:p>CellMaterial* Dysprosium = new CellMaterial(MATTERSTATE_SOLID, 2840, 1685);</text:p>
          </table:table-cell>
        </table:table-row>
        <table:table-row table:style-name="ro1">
          <table:table-cell office:value-type="string" calcext:value-type="string">
            <text:p>Holmium</text:p>
          </table:table-cell>
          <table:table-cell office:value-type="float" office:value="164.9303" calcext:value-type="float">
            <text:p>164.9303</text:p>
          </table:table-cell>
          <table:table-cell office:value-type="float" office:value="67" calcext:value-type="float">
            <text:p>67</text:p>
          </table:table-cell>
          <table:table-cell office:value-type="float" office:value="2968" calcext:value-type="float">
            <text:p>2968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68]; &quot; = new CellMaterial(MATTERSTATE_&quot;;[.F68];&quot;, &quot;;[.D68];&quot;, &quot;;[.E68];&quot;);&quot;)" office:value-type="string" office:string-value="CellMaterial* Holmium = new CellMaterial(MATTERSTATE_SOLID, 2968, 1747);" calcext:value-type="string">
            <text:p>CellMaterial* Holmium = new CellMaterial(MATTERSTATE_SOLID, 2968, 1747);</text:p>
          </table:table-cell>
        </table:table-row>
        <table:table-row table:style-name="ro1">
          <table:table-cell office:value-type="string" calcext:value-type="string">
            <text:p>Erbium</text:p>
          </table:table-cell>
          <table:table-cell office:value-type="float" office:value="167.26" calcext:value-type="float">
            <text:p>167.26</text:p>
          </table:table-cell>
          <table:table-cell office:value-type="float" office:value="68" calcext:value-type="float">
            <text:p>68</text:p>
          </table:table-cell>
          <table:table-cell office:value-type="float" office:value="3140" calcext:value-type="float">
            <text:p>3140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69]; &quot; = new CellMaterial(MATTERSTATE_&quot;;[.F69];&quot;, &quot;;[.D69];&quot;, &quot;;[.E69];&quot;);&quot;)" office:value-type="string" office:string-value="CellMaterial* Erbium = new CellMaterial(MATTERSTATE_SOLID, 3140, 1802);" calcext:value-type="string">
            <text:p>CellMaterial* Erbium = new CellMaterial(MATTERSTATE_SOLID, 3140, 1802);</text:p>
          </table:table-cell>
        </table:table-row>
        <table:table-row table:style-name="ro1">
          <table:table-cell office:value-type="string" calcext:value-type="string">
            <text:p>Thulium</text:p>
          </table:table-cell>
          <table:table-cell office:value-type="float" office:value="168.9342" calcext:value-type="float">
            <text:p>168.9342</text:p>
          </table:table-cell>
          <table:table-cell office:value-type="float" office:value="69" calcext:value-type="float">
            <text:p>69</text:p>
          </table:table-cell>
          <table:table-cell office:value-type="float" office:value="2223" calcext:value-type="float">
            <text:p>2223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70]; &quot; = new CellMaterial(MATTERSTATE_&quot;;[.F70];&quot;, &quot;;[.D70];&quot;, &quot;;[.E70];&quot;);&quot;)" office:value-type="string" office:string-value="CellMaterial* Thulium = new CellMaterial(MATTERSTATE_SOLID, 2223, 1818);" calcext:value-type="string">
            <text:p>CellMaterial* Thulium = new CellMaterial(MATTERSTATE_SOLID, 2223, 1818);</text:p>
          </table:table-cell>
        </table:table-row>
        <table:table-row table:style-name="ro1">
          <table:table-cell office:value-type="string" calcext:value-type="string">
            <text:p>Ytterbium</text:p>
          </table:table-cell>
          <table:table-cell office:value-type="float" office:value="173.04" calcext:value-type="float">
            <text:p>173.04</text:p>
          </table:table-cell>
          <table:table-cell office:value-type="float" office:value="70" calcext:value-type="float">
            <text:p>70</text:p>
          </table:table-cell>
          <table:table-cell office:value-type="float" office:value="1469" calcext:value-type="float">
            <text:p>1469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71]; &quot; = new CellMaterial(MATTERSTATE_&quot;;[.F71];&quot;, &quot;;[.D71];&quot;, &quot;;[.E71];&quot;);&quot;)" office:value-type="string" office:string-value="CellMaterial* Ytterbium = new CellMaterial(MATTERSTATE_SOLID, 1469, 1092);" calcext:value-type="string">
            <text:p>CellMaterial* Ytterbium = new CellMaterial(MATTERSTATE_SOLID, 1469, 1092);</text:p>
          </table:table-cell>
        </table:table-row>
        <table:table-row table:style-name="ro1">
          <table:table-cell office:value-type="string" calcext:value-type="string">
            <text:p>Lutetium</text:p>
          </table:table-cell>
          <table:table-cell office:value-type="float" office:value="174.967" calcext:value-type="float">
            <text:p>174.967</text:p>
          </table:table-cell>
          <table:table-cell office:value-type="float" office:value="71" calcext:value-type="float">
            <text:p>71</text:p>
          </table:table-cell>
          <table:table-cell office:value-type="float" office:value="3668" calcext:value-type="float">
            <text:p>3668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72]; &quot; = new CellMaterial(MATTERSTATE_&quot;;[.F72];&quot;, &quot;;[.D72];&quot;, &quot;;[.E72];&quot;);&quot;)" office:value-type="string" office:string-value="CellMaterial* Lutetium = new CellMaterial(MATTERSTATE_SOLID, 3668, 1936);" calcext:value-type="string">
            <text:p>CellMaterial* Lutetium = new CellMaterial(MATTERSTATE_SOLID, 3668, 1936);</text:p>
          </table:table-cell>
        </table:table-row>
        <table:table-row table:style-name="ro1">
          <table:table-cell office:value-type="string" calcext:value-type="string">
            <text:p>Hafnium</text:p>
          </table:table-cell>
          <table:table-cell office:value-type="float" office:value="178.49" calcext:value-type="float">
            <text:p>178.49</text:p>
          </table:table-cell>
          <table:table-cell office:value-type="float" office:value="72" calcext:value-type="float">
            <text:p>72</text:p>
          </table:table-cell>
          <table:table-cell office:value-type="float" office:value="4875" calcext:value-type="float">
            <text:p>4875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73]; &quot; = new CellMaterial(MATTERSTATE_&quot;;[.F73];&quot;, &quot;;[.D73];&quot;, &quot;;[.E73];&quot;);&quot;)" office:value-type="string" office:string-value="CellMaterial* Hafnium = new CellMaterial(MATTERSTATE_SOLID, 4875, 2504);" calcext:value-type="string">
            <text:p>CellMaterial* Hafnium = new CellMaterial(MATTERSTATE_SOLID, 4875, 2504);</text:p>
          </table:table-cell>
        </table:table-row>
        <table:table-row table:style-name="ro1">
          <table:table-cell office:value-type="string" calcext:value-type="string">
            <text:p>Tantalum</text:p>
          </table:table-cell>
          <table:table-cell office:value-type="float" office:value="180.9479" calcext:value-type="float">
            <text:p>180.9479</text:p>
          </table:table-cell>
          <table:table-cell office:value-type="float" office:value="73" calcext:value-type="float">
            <text:p>73</text:p>
          </table:table-cell>
          <table:table-cell office:value-type="float" office:value="5730" calcext:value-type="float">
            <text:p>5730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74]; &quot; = new CellMaterial(MATTERSTATE_&quot;;[.F74];&quot;, &quot;;[.D74];&quot;, &quot;;[.E74];&quot;);&quot;)" office:value-type="string" office:string-value="CellMaterial* Tantalum = new CellMaterial(MATTERSTATE_SOLID, 5730, 3293);" calcext:value-type="string">
            <text:p>CellMaterial* Tantalum = new CellMaterial(MATTERSTATE_SOLID, 5730, 3293);</text:p>
          </table:table-cell>
        </table:table-row>
        <table:table-row table:style-name="ro1">
          <table:table-cell office:value-type="string" calcext:value-type="string">
            <text:p>Tungsten</text:p>
          </table:table-cell>
          <table:table-cell office:value-type="float" office:value="183.85" calcext:value-type="float">
            <text:p>183.85</text:p>
          </table:table-cell>
          <table:table-cell office:value-type="float" office:value="74" calcext:value-type="float">
            <text:p>74</text:p>
          </table:table-cell>
          <table:table-cell office:value-type="float" office:value="5825" calcext:value-type="float">
            <text:p>5825</text:p>
          </table:table-cell>
          <table:table-cell office:value-type="float" office:value="3695" calcext:value-type="float">
            <text:p>3695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75]; &quot; = new CellMaterial(MATTERSTATE_&quot;;[.F75];&quot;, &quot;;[.D75];&quot;, &quot;;[.E75];&quot;);&quot;)" office:value-type="string" office:string-value="CellMaterial* Tungsten = new CellMaterial(MATTERSTATE_SOLID, 5825, 3695);" calcext:value-type="string">
            <text:p>CellMaterial* Tungsten = new CellMaterial(MATTERSTATE_SOLID, 5825, 3695);</text:p>
          </table:table-cell>
        </table:table-row>
        <table:table-row table:style-name="ro1">
          <table:table-cell office:value-type="string" calcext:value-type="string">
            <text:p>Rhenium</text:p>
          </table:table-cell>
          <table:table-cell office:value-type="float" office:value="186.207" calcext:value-type="float">
            <text:p>186.207</text:p>
          </table:table-cell>
          <table:table-cell office:value-type="float" office:value="75" calcext:value-type="float">
            <text:p>75</text:p>
          </table:table-cell>
          <table:table-cell office:value-type="float" office:value="5870" calcext:value-type="float">
            <text:p>5870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76]; &quot; = new CellMaterial(MATTERSTATE_&quot;;[.F76];&quot;, &quot;;[.D76];&quot;, &quot;;[.E76];&quot;);&quot;)" office:value-type="string" office:string-value="CellMaterial* Rhenium = new CellMaterial(MATTERSTATE_SOLID, 5870, 3455);" calcext:value-type="string">
            <text:p>CellMaterial* Rhenium = new CellMaterial(MATTERSTATE_SOLID, 5870, 3455);</text:p>
          </table:table-cell>
        </table:table-row>
        <table:table-row table:style-name="ro1">
          <table:table-cell office:value-type="string" calcext:value-type="string">
            <text:p>Osmium</text:p>
          </table:table-cell>
          <table:table-cell office:value-type="float" office:value="190.2" calcext:value-type="float">
            <text:p>190.2</text:p>
          </table:table-cell>
          <table:table-cell office:value-type="float" office:value="76" calcext:value-type="float">
            <text:p>76</text:p>
          </table:table-cell>
          <table:table-cell office:value-type="float" office:value="5300" calcext:value-type="float">
            <text:p>5300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77]; &quot; = new CellMaterial(MATTERSTATE_&quot;;[.F77];&quot;, &quot;;[.D77];&quot;, &quot;;[.E77];&quot;);&quot;)" office:value-type="string" office:string-value="CellMaterial* Osmium = new CellMaterial(MATTERSTATE_SOLID, 5300, 3300);" calcext:value-type="string">
            <text:p>CellMaterial* Osmium = new CellMaterial(MATTERSTATE_SOLID, 5300, 3300);</text:p>
          </table:table-cell>
        </table:table-row>
        <table:table-row table:style-name="ro1">
          <table:table-cell office:value-type="string" calcext:value-type="string">
            <text:p>Iridium</text:p>
          </table:table-cell>
          <table:table-cell office:value-type="float" office:value="192.22" calcext:value-type="float">
            <text:p>192.22</text:p>
          </table:table-cell>
          <table:table-cell office:value-type="float" office:value="77" calcext:value-type="float">
            <text:p>77</text:p>
          </table:table-cell>
          <table:table-cell office:value-type="float" office:value="4700" calcext:value-type="float">
            <text:p>4700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78]; &quot; = new CellMaterial(MATTERSTATE_&quot;;[.F78];&quot;, &quot;;[.D78];&quot;, &quot;;[.E78];&quot;);&quot;)" office:value-type="string" office:string-value="CellMaterial* Iridium = new CellMaterial(MATTERSTATE_SOLID, 4700, 2720);" calcext:value-type="string">
            <text:p>CellMaterial* Iridium = new CellMaterial(MATTERSTATE_SOLID, 4700, 2720);</text:p>
          </table:table-cell>
        </table:table-row>
        <table:table-row table:style-name="ro1">
          <table:table-cell office:value-type="string" calcext:value-type="string">
            <text:p>Platinum</text:p>
          </table:table-cell>
          <table:table-cell office:value-type="float" office:value="195.08" calcext:value-type="float">
            <text:p>195.08</text:p>
          </table:table-cell>
          <table:table-cell office:value-type="float" office:value="78" calcext:value-type="float">
            <text:p>78</text:p>
          </table:table-cell>
          <table:table-cell office:value-type="float" office:value="4100" calcext:value-type="float">
            <text:p>4100</text:p>
          </table:table-cell>
          <table:table-cell office:value-type="float" office:value="2042.1" calcext:value-type="float">
            <text:p>2042.1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79]; &quot; = new CellMaterial(MATTERSTATE_&quot;;[.F79];&quot;, &quot;;[.D79];&quot;, &quot;;[.E79];&quot;);&quot;)" office:value-type="string" office:string-value="CellMaterial* Platinum = new CellMaterial(MATTERSTATE_SOLID, 4100, 2042.1);" calcext:value-type="string">
            <text:p>CellMaterial* Platinum = new CellMaterial(MATTERSTATE_SOLID, 4100, 2042.1);</text:p>
          </table:table-cell>
        </table:table-row>
        <table:table-row table:style-name="ro2">
          <table:table-cell office:value-type="string" calcext:value-type="string">
            <text:p>Gold</text:p>
          </table:table-cell>
          <table:table-cell office:value-type="float" office:value="196.9665" calcext:value-type="float">
            <text:p>196.9665</text:p>
          </table:table-cell>
          <table:table-cell office:value-type="float" office:value="79" calcext:value-type="float">
            <text:p>79</text:p>
          </table:table-cell>
          <table:table-cell office:value-type="float" office:value="3130" calcext:value-type="float">
            <text:p>3130</text:p>
          </table:table-cell>
          <table:table-cell office:value-type="float" office:value="1337.58" calcext:value-type="float">
            <text:p>1337.58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80]; &quot; = new CellMaterial(MATTERSTATE_&quot;;[.F80];&quot;, &quot;;[.D80];&quot;, &quot;;[.E80];&quot;);&quot;)" office:value-type="string" office:string-value="CellMaterial* Gold = new CellMaterial(MATTERSTATE_SOLID, 3130, 1337.58);" calcext:value-type="string">
            <text:p>CellMaterial* Gold = new CellMaterial(MATTERSTATE_SOLID, 3130, 1337.58);</text:p>
          </table:table-cell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200.59" calcext:value-type="float">
            <text:p>200.59</text:p>
          </table:table-cell>
          <table:table-cell office:value-type="float" office:value="80" calcext:value-type="float">
            <text:p>80</text:p>
          </table:table-cell>
          <table:table-cell office:value-type="float" office:value="629.88" calcext:value-type="float">
            <text:p>629.88</text:p>
          </table:table-cell>
          <table:table-cell office:value-type="float" office:value="234.31" calcext:value-type="float">
            <text:p>234.31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ViscosityCurve::curveInaccurateLiquid25C(1.526,234.31)</text:p>
          </table:table-cell>
          <table:table-cell table:formula="of:=COM.MICROSOFT.CONCAT(&quot;CellMaterial* &quot;; [.A81]; &quot; = new CellMaterial(MATTERSTATE_&quot;;[.F81];&quot;, &quot;;[.E81];&quot;, &quot;;[.D81];&quot;, &quot;;[.G81];&quot;);&quot;)" office:value-type="string" office:string-value="CellMaterial* Mercury = new CellMaterial(MATTERSTATE_LIQUID, 234.31, 629.88, ViscosityCurve::curveInaccurateLiquid25C(1.526,234.31));" calcext:value-type="string">
            <text:p>CellMaterial* Mercury = new CellMaterial(MATTERSTATE_LIQUID, 234.31, 629.88, ViscosityCurve::curveInaccurateLiquid25C(1.526,234.31));</text:p>
          </table:table-cell>
        </table:table-row>
        <table:table-row table:style-name="ro1">
          <table:table-cell office:value-type="string" calcext:value-type="string">
            <text:p>Thallium</text:p>
          </table:table-cell>
          <table:table-cell office:value-type="float" office:value="204.383" calcext:value-type="float">
            <text:p>204.383</text:p>
          </table:table-cell>
          <table:table-cell office:value-type="float" office:value="81" calcext:value-type="float">
            <text:p>81</text:p>
          </table:table-cell>
          <table:table-cell office:value-type="float" office:value="1746" calcext:value-type="float">
            <text:p>174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82]; &quot; = new CellMaterial(MATTERSTATE_&quot;;[.F82];&quot;, &quot;;[.D82];&quot;, &quot;;[.E82];&quot;);&quot;)" office:value-type="string" office:string-value="CellMaterial* Thallium = new CellMaterial(MATTERSTATE_SOLID, 1746, 577);" calcext:value-type="string">
            <text:p>CellMaterial* Thallium = new CellMaterial(MATTERSTATE_SOLID, 1746, 577);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207.2" calcext:value-type="float">
            <text:p>207.2</text:p>
          </table:table-cell>
          <table:table-cell office:value-type="float" office:value="82" calcext:value-type="float">
            <text:p>82</text:p>
          </table:table-cell>
          <table:table-cell office:value-type="float" office:value="2023" calcext:value-type="float">
            <text:p>2023</text:p>
          </table:table-cell>
          <table:table-cell office:value-type="float" office:value="600.65" calcext:value-type="float">
            <text:p>600.65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83]; &quot; = new CellMaterial(MATTERSTATE_&quot;;[.F83];&quot;, &quot;;[.D83];&quot;, &quot;;[.E83];&quot;);&quot;)" office:value-type="string" office:string-value="CellMaterial* Lead = new CellMaterial(MATTERSTATE_SOLID, 2023, 600.65);" calcext:value-type="string">
            <text:p>CellMaterial* Lead = new CellMaterial(MATTERSTATE_SOLID, 2023, 600.65);</text:p>
          </table:table-cell>
        </table:table-row>
        <table:table-row table:style-name="ro1">
          <table:table-cell office:value-type="string" calcext:value-type="string">
            <text:p>Bismuth</text:p>
          </table:table-cell>
          <table:table-cell office:value-type="float" office:value="208.9804" calcext:value-type="float">
            <text:p>208.9804</text:p>
          </table:table-cell>
          <table:table-cell office:value-type="float" office:value="83" calcext:value-type="float">
            <text:p>83</text:p>
          </table:table-cell>
          <table:table-cell office:value-type="float" office:value="1837" calcext:value-type="float">
            <text:p>1837</text:p>
          </table:table-cell>
          <table:table-cell office:value-type="float" office:value="544.59" calcext:value-type="float">
            <text:p>544.59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84]; &quot; = new CellMaterial(MATTERSTATE_&quot;;[.F84];&quot;, &quot;;[.D84];&quot;, &quot;;[.E84];&quot;);&quot;)" office:value-type="string" office:string-value="CellMaterial* Bismuth = new CellMaterial(MATTERSTATE_SOLID, 1837, 544.59);" calcext:value-type="string">
            <text:p>CellMaterial* Bismuth = new CellMaterial(MATTERSTATE_SOLID, 1837, 544.59);</text:p>
          </table:table-cell>
        </table:table-row>
        <table:table-row table:style-name="ro1">
          <table:table-cell office:value-type="string" calcext:value-type="string">
            <text:p>Astatine</text:p>
          </table:table-cell>
          <table:table-cell office:value-type="float" office:value="210" calcext:value-type="float">
            <text:p>210</text:p>
          </table:table-cell>
          <table:table-cell office:value-type="float" office:value="85" calcext:value-type="float">
            <text:p>85</text:p>
          </table:table-cell>
          <table:table-cell office:value-type="float" office:value="610" calcext:value-type="float">
            <text:p>61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85]; &quot; = new CellMaterial(MATTERSTATE_&quot;;[.F85];&quot;, &quot;;[.D85];&quot;, &quot;;[.E85];&quot;);&quot;)" office:value-type="string" office:string-value="CellMaterial* Astatine = new CellMaterial(MATTERSTATE_SOLID, 610, 575);" calcext:value-type="string">
            <text:p>CellMaterial* Astatine = new CellMaterial(MATTERSTATE_SOLID, 610, 575);</text:p>
          </table:table-cell>
        </table:table-row>
        <table:table-row table:style-name="ro1">
          <table:table-cell office:value-type="string" calcext:value-type="string">
            <text:p>Radon</text:p>
          </table:table-cell>
          <table:table-cell office:value-type="float" office:value="222" calcext:value-type="float">
            <text:p>222</text:p>
          </table:table-cell>
          <table:table-cell office:value-type="float" office:value="86" calcext:value-type="float">
            <text:p>86</text:p>
          </table:table-cell>
          <table:table-cell office:value-type="float" office:value="211.4" calcext:value-type="float">
            <text:p>211.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86]; &quot; = new CellMaterial(MATTERSTATE_&quot;;[.F86];&quot;, &quot;;[.D86];&quot;, &quot;;[.E86];&quot;);&quot;)" office:value-type="string" office:string-value="CellMaterial* Radon = new CellMaterial(MATTERSTATE_SOLID, 211.4, 202);" calcext:value-type="string">
            <text:p>CellMaterial* Radon = new CellMaterial(MATTERSTATE_SOLID, 211.4, 202);</text:p>
          </table:table-cell>
        </table:table-row>
        <table:table-row table:style-name="ro1">
          <table:table-cell office:value-type="string" calcext:value-type="string">
            <text:p>Francium</text:p>
          </table:table-cell>
          <table:table-cell office:value-type="float" office:value="223" calcext:value-type="float">
            <text:p>223</text:p>
          </table:table-cell>
          <table:table-cell office:value-type="float" office:value="87" calcext:value-type="float">
            <text:p>87</text:p>
          </table:table-cell>
          <table:table-cell office:value-type="float" office:value="950" calcext:value-type="float">
            <text:p>9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87]; &quot; = new CellMaterial(MATTERSTATE_&quot;;[.F87];&quot;, &quot;;[.D87];&quot;, &quot;;[.E87];&quot;);&quot;)" office:value-type="string" office:string-value="CellMaterial* Francium = new CellMaterial(MATTERSTATE_SOLID, 950, 300);" calcext:value-type="string">
            <text:p>CellMaterial* Francium = new CellMaterial(MATTERSTATE_SOLID, 950, 300);</text:p>
          </table:table-cell>
        </table:table-row>
        <table:table-row table:style-name="ro1">
          <table:table-cell office:value-type="string" calcext:value-type="string">
            <text:p>Radium</text:p>
          </table:table-cell>
          <table:table-cell office:value-type="float" office:value="226.0254" calcext:value-type="float">
            <text:p>226.0254</text:p>
          </table:table-cell>
          <table:table-cell office:value-type="float" office:value="88" calcext:value-type="float">
            <text:p>88</text:p>
          </table:table-cell>
          <table:table-cell office:value-type="float" office:value="1413" calcext:value-type="float">
            <text:p>1413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88]; &quot; = new CellMaterial(MATTERSTATE_&quot;;[.F88];&quot;, &quot;;[.D88];&quot;, &quot;;[.E88];&quot;);&quot;)" office:value-type="string" office:string-value="CellMaterial* Radium = new CellMaterial(MATTERSTATE_SOLID, 1413, 973);" calcext:value-type="string">
            <text:p>CellMaterial* Radium = new CellMaterial(MATTERSTATE_SOLID, 1413, 973);</text:p>
          </table:table-cell>
        </table:table-row>
        <table:table-row table:style-name="ro1">
          <table:table-cell office:value-type="string" calcext:value-type="string">
            <text:p>Thorium</text:p>
          </table:table-cell>
          <table:table-cell office:value-type="float" office:value="232.0381" calcext:value-type="float">
            <text:p>232.0381</text:p>
          </table:table-cell>
          <table:table-cell office:value-type="float" office:value="90" calcext:value-type="float">
            <text:p>90</text:p>
          </table:table-cell>
          <table:table-cell office:value-type="float" office:value="5060" calcext:value-type="float">
            <text:p>5060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89]; &quot; = new CellMaterial(MATTERSTATE_&quot;;[.F89];&quot;, &quot;;[.D89];&quot;, &quot;;[.E89];&quot;);&quot;)" office:value-type="string" office:string-value="CellMaterial* Thorium = new CellMaterial(MATTERSTATE_SOLID, 5060, 2028);" calcext:value-type="string">
            <text:p>CellMaterial* Thorium = new CellMaterial(MATTERSTATE_SOLID, 5060, 2028);</text:p>
          </table:table-cell>
        </table:table-row>
        <table:table-row table:style-name="ro1">
          <table:table-cell office:value-type="string" calcext:value-type="string">
            <text:p>Protactinium</text:p>
          </table:table-cell>
          <table:table-cell office:value-type="float" office:value="231.0359" calcext:value-type="float">
            <text:p>231.0359</text:p>
          </table:table-cell>
          <table:table-cell office:value-type="float" office:value="91" calcext:value-type="float">
            <text:p>91</text:p>
          </table:table-cell>
          <table:table-cell office:value-type="float" office:value="4300" calcext:value-type="float">
            <text:p>4300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90]; &quot; = new CellMaterial(MATTERSTATE_&quot;;[.F90];&quot;, &quot;;[.D90];&quot;, &quot;;[.E90];&quot;);&quot;)" office:value-type="string" office:string-value="CellMaterial* Protactinium = new CellMaterial(MATTERSTATE_SOLID, 4300, 1845);" calcext:value-type="string">
            <text:p>CellMaterial* Protactinium = new CellMaterial(MATTERSTATE_SOLID, 4300, 1845);</text:p>
          </table:table-cell>
        </table:table-row>
        <table:table-row table:style-name="ro1">
          <table:table-cell office:value-type="string" calcext:value-type="string">
            <text:p>Uranium</text:p>
          </table:table-cell>
          <table:table-cell office:value-type="float" office:value="238.029" calcext:value-type="float">
            <text:p>238.029</text:p>
          </table:table-cell>
          <table:table-cell office:value-type="float" office:value="92" calcext:value-type="float">
            <text:p>92</text:p>
          </table:table-cell>
          <table:table-cell office:value-type="float" office:value="4407" calcext:value-type="float">
            <text:p>4407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91]; &quot; = new CellMaterial(MATTERSTATE_&quot;;[.F91];&quot;, &quot;;[.D91];&quot;, &quot;;[.E91];&quot;);&quot;)" office:value-type="string" office:string-value="CellMaterial* Uranium = new CellMaterial(MATTERSTATE_SOLID, 4407, 1408);" calcext:value-type="string">
            <text:p>CellMaterial* Uranium = new CellMaterial(MATTERSTATE_SOLID, 4407, 1408);</text:p>
          </table:table-cell>
        </table:table-row>
        <table:table-row table:style-name="ro1">
          <table:table-cell office:value-type="string" calcext:value-type="string">
            <text:p>Neptunium</text:p>
          </table:table-cell>
          <table:table-cell office:value-type="float" office:value="237.0482" calcext:value-type="float">
            <text:p>237.0482</text:p>
          </table:table-cell>
          <table:table-cell office:value-type="float" office:value="93" calcext:value-type="float">
            <text:p>93</text:p>
          </table:table-cell>
          <table:table-cell office:value-type="float" office:value="4175" calcext:value-type="float">
            <text:p>4175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92]; &quot; = new CellMaterial(MATTERSTATE_&quot;;[.F92];&quot;, &quot;;[.D92];&quot;, &quot;;[.E92];&quot;);&quot;)" office:value-type="string" office:string-value="CellMaterial* Neptunium = new CellMaterial(MATTERSTATE_SOLID, 4175, 912);" calcext:value-type="string">
            <text:p>CellMaterial* Neptunium = new CellMaterial(MATTERSTATE_SOLID, 4175, 912);</text:p>
          </table:table-cell>
        </table:table-row>
        <table:table-row table:style-name="ro1">
          <table:table-cell office:value-type="string" calcext:value-type="string">
            <text:p>Plutonium</text:p>
          </table:table-cell>
          <table:table-cell office:value-type="float" office:value="244" calcext:value-type="float">
            <text:p>244</text:p>
          </table:table-cell>
          <table:table-cell office:value-type="float" office:value="94" calcext:value-type="float">
            <text:p>94</text:p>
          </table:table-cell>
          <table:table-cell office:value-type="float" office:value="3505" calcext:value-type="float">
            <text:p>3505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93]; &quot; = new CellMaterial(MATTERSTATE_&quot;;[.F93];&quot;, &quot;;[.D93];&quot;, &quot;;[.E93];&quot;);&quot;)" office:value-type="string" office:string-value="CellMaterial* Plutonium = new CellMaterial(MATTERSTATE_SOLID, 3505, 913);" calcext:value-type="string">
            <text:p>CellMaterial* Plutonium = new CellMaterial(MATTERSTATE_SOLID, 3505, 913);</text:p>
          </table:table-cell>
        </table:table-row>
        <table:table-row table:style-name="ro1">
          <table:table-cell office:value-type="string" calcext:value-type="string">
            <text:p>Americium</text:p>
          </table:table-cell>
          <table:table-cell office:value-type="float" office:value="243" calcext:value-type="float">
            <text:p>243</text:p>
          </table:table-cell>
          <table:table-cell office:value-type="float" office:value="95" calcext:value-type="float">
            <text:p>95</text:p>
          </table:table-cell>
          <table:table-cell office:value-type="float" office:value="2880" calcext:value-type="float">
            <text:p>2880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SOLID</text:p>
          </table:table-cell>
          <table:table-cell/>
          <table:table-cell table:formula="of:=COM.MICROSOFT.CONCAT(&quot;CellMaterial* &quot;; [.A94]; &quot; = new CellMaterial(MATTERSTATE_&quot;;[.F94];&quot;, &quot;;[.D94];&quot;, &quot;;[.E94];&quot;);&quot;)" office:value-type="string" office:string-value="CellMaterial* Americium = new CellMaterial(MATTERSTATE_SOLID, 2880, 1449);" calcext:value-type="string">
            <text:p>CellMaterial* Americium = new CellMaterial(MATTERSTATE_SOLID, 2880, 1449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20:59:20.011287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4T15:32:00.187089239</meta:creation-date>
    <dc:date>2020-05-04T21:05:22.967528532</dc:date>
    <meta:editing-duration>PT3H11M4S</meta:editing-duration>
    <meta:editing-cycles>8</meta:editing-cycles>
    <meta:generator>LibreOffice/6.3.5.2$Linux_X86_64 LibreOffice_project/30$Build-2</meta:generator>
    <meta:document-statistic meta:table-count="1" meta:cell-count="669" meta:object-count="0"/>
  </office:meta>
</office:document-meta>
</file>